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84in"/>
    </style:style>
    <style:style style:name="Table11.C" style:family="table-column">
      <style:table-column-properties style:column-width="1.770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99">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0.8292in"/>
    </style:style>
    <style:style style:name="Table7.B" style:family="table-column">
      <style:table-column-properties style:column-width="4.2493in"/>
    </style:style>
    <style:style style:name="Table7.C" style:family="table-column">
      <style:table-column-properties style:column-width="1.8451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13" style:family="table">
      <style:table-properties style:width="6.9236in" table:align="left"/>
    </style:style>
    <style:style style:name="Table13.A" style:family="table-column">
      <style:table-column-properties style:column-width="0.8292in"/>
    </style:style>
    <style:style style:name="Table13.B" style:family="table-column">
      <style:table-column-properties style:column-width="4.2493in"/>
    </style:style>
    <style:style style:name="Table13.C" style:family="table-column">
      <style:table-column-properties style:column-width="1.8451in"/>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3.7507in"/>
    </style:style>
    <style:style style:name="Table9.B" style:family="table-column">
      <style:table-column-properties style:column-width="3.1729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36in" table:align="left"/>
    </style:style>
    <style:style style:name="Table12.A" style:family="table-column">
      <style:table-column-properties style:column-width="1.884in"/>
    </style:style>
    <style:style style:name="Table12.B" style:family="table-column">
      <style:table-column-properties style:column-width="5.0396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6" style:family="paragraph" style:parent-style-name="Standard">
      <style:text-properties style:font-name="Bitstream Vera San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P7" style:family="paragraph" style:parent-style-name="Standard">
      <style:text-properties style:font-name="Courier New" fo:font-size="7pt" style:font-size-asian="7pt" style:font-size-complex="7pt"/>
    </style:style>
    <style:style style:name="P8" style:family="paragraph" style:parent-style-name="Standard">
      <style:text-properties fo:font-size="8pt" style:font-size-asian="8pt" style:font-size-complex="8pt"/>
    </style:style>
    <style:style style:name="P9" style:family="paragraph" style:parent-style-name="Text_20_body">
      <style:text-properties style:font-name="Bitstream Vera Sans" fo:font-size="9pt" style:font-size-asian="9pt" style:font-size-complex="9pt"/>
    </style:style>
    <style:style style:name="P10"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11" style:family="paragraph" style:parent-style-name="Text_20_body">
      <style:text-properties style:font-name="Bitstream Vera Sans" fo:font-size="9pt" fo:font-style="normal" style:text-underline-style="none" style:font-size-asian="9pt" style:font-style-asian="normal" style:font-size-complex="9pt" style:font-style-complex="normal"/>
    </style:style>
    <style:style style:name="P12" style:family="paragraph" style:parent-style-name="Text_20_body">
      <style:text-properties style:font-name="Bitstream Vera Sans" fo:font-size="9pt" fo:font-weight="normal" style:font-size-asian="9pt" style:font-weight-asian="normal" style:font-size-complex="9pt" style:font-weight-complex="normal"/>
    </style:style>
    <style:style style:name="P13" style:family="paragraph" style:parent-style-name="Text_20_body">
      <style:text-properties style:font-name="Bitstream Vera Sans" fo:font-size="9pt" fo:font-weight="bold" style:font-size-asian="9pt" style:font-weight-asian="bold" style:font-size-complex="9pt" style:font-weight-complex="bold"/>
    </style:style>
    <style:style style:name="P14" style:family="paragraph" style:parent-style-name="Text_20_body">
      <style:text-properties style:font-name="Bitstream Vera Sans" fo:font-size="8pt" style:font-size-asian="8pt" style:font-size-complex="8pt"/>
    </style:style>
    <style:style style:name="P15"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6" style:family="paragraph" style:parent-style-name="Text_20_body">
      <style:text-properties style:font-name="Bitstream Vera Sans" fo:font-size="8pt" fo:font-style="italic" style:font-size-asian="8pt" style:font-style-asian="italic" style:font-size-complex="8pt" style:font-style-complex="italic"/>
    </style:style>
    <style:style style:name="P17" style:family="paragraph" style:parent-style-name="Text_20_body">
      <style:text-properties style:font-name="Bitstream Vera Sans" fo:font-size="8pt" fo:font-style="normal" style:font-size-asian="8pt" style:font-style-asian="normal" style:font-size-complex="8pt" style:font-style-complex="normal"/>
    </style:style>
    <style:style style:name="P18" style:family="paragraph" style:parent-style-name="Text_20_body">
      <style:text-properties style:font-name="Bitstream Vera Sans" fo:font-size="8pt" fo:font-weight="normal" style:font-size-asian="8pt" style:font-weight-asian="normal" style:font-size-complex="8pt" style:font-weight-complex="normal"/>
    </style:style>
    <style:style style:name="P19" style:family="paragraph" style:parent-style-name="Text_20_body">
      <style:text-properties style:font-name="Bitstream Vera Sans" fo:font-size="6pt" fo:font-style="normal" style:text-underline-style="none" style:font-size-asian="6pt" style:font-style-asian="normal" style:font-size-complex="6pt" style:font-style-complex="normal"/>
    </style:style>
    <style:style style:name="P20" style:family="paragraph" style:parent-style-name="Text_20_body">
      <style:text-properties style:font-name="Courier New" fo:font-size="8pt" style:font-size-asian="8pt" style:font-size-complex="8pt"/>
    </style:style>
    <style:style style:name="P21" style:family="paragraph" style:parent-style-name="Text_20_body">
      <style:paragraph-properties fo:line-height="0.1402in"/>
      <style:text-properties style:font-name="Courier New" fo:font-size="8pt" style:font-size-asian="8pt" style:font-size-complex="8pt"/>
    </style:style>
    <style:style style:name="P22" style:family="paragraph" style:parent-style-name="Text_20_body">
      <style:text-properties style:font-name="Courier New" fo:font-size="8pt" fo:font-style="normal" style:font-size-asian="8pt" style:font-style-asian="normal" style:font-size-complex="8pt" style:font-style-complex="normal"/>
    </style:style>
    <style:style style:name="P23"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4"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5"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6" style:family="paragraph" style:parent-style-name="Text_20_body">
      <style:paragraph-properties fo:line-height="0.1402in" fo:break-before="page"/>
      <style:text-properties style:font-name="Courier New" fo:font-size="8pt" style:font-size-asian="8pt" style:font-size-complex="8pt"/>
    </style:style>
    <style:style style:name="P27"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8" style:family="paragraph" style:parent-style-name="Text_20_body">
      <style:paragraph-properties fo:break-before="page"/>
      <style:text-properties style:font-name="Bitstream Vera Sans" fo:font-size="8pt" style:font-size-asian="8pt" style:font-size-complex="8pt"/>
    </style:style>
    <style:style style:name="P29"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30" style:family="paragraph" style:parent-style-name="Text_20_body">
      <style:paragraph-properties fo:margin-left="0.3425in" fo:margin-right="0in" fo:text-indent="-0.3362in" style:auto-text-indent="false">
        <style:tab-stops/>
      </style:paragraph-properties>
    </style:style>
    <style:style style:name="P31"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32"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34"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5"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6"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7"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8" style:family="paragraph" style:parent-style-name="Heading_20_2">
      <style:text-properties style:font-name="Bitstream Vera Sans" fo:font-size="9pt" style:font-size-asian="9pt" style:font-size-complex="9pt"/>
    </style:style>
    <style:style style:name="P39" style:family="paragraph" style:parent-style-name="Heading_20_2">
      <style:paragraph-properties fo:break-before="page"/>
      <style:text-properties style:font-name="Bitstream Vera Sans" fo:font-size="9pt" style:font-size-asian="9pt" style:font-size-complex="9pt"/>
    </style:style>
    <style:style style:name="P40" style:family="paragraph" style:parent-style-name="Text_20_body" style:list-style-name="L2">
      <style:text-properties style:font-name="Bitstream Vera Sans" fo:font-size="9pt" style:font-size-asian="9pt" style:font-size-complex="9pt"/>
    </style:style>
    <style:style style:name="P41" style:family="paragraph" style:parent-style-name="Text_20_body" style:list-style-name="L1">
      <style:paragraph-properties>
        <style:tab-stops/>
      </style:paragraph-properties>
      <style:text-properties style:font-name="Bitstream Vera Sans" fo:font-size="9pt" style:font-size-asian="9pt" style:font-size-complex="9pt"/>
    </style:style>
    <style:style style:name="P42"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43" style:family="paragraph" style:parent-style-name="Text_20_body" style:list-style-name="L8">
      <style:text-properties style:font-name="Bitstream Vera Sans" fo:font-size="9pt" style:font-size-asian="9pt" style:font-size-complex="9pt"/>
    </style:style>
    <style:style style:name="P44" style:family="paragraph" style:parent-style-name="Text_20_body" style:list-style-name="L1">
      <style:paragraph-properties>
        <style:tab-stops/>
      </style:paragraph-properties>
      <style:text-properties style:font-name="Bitstream Vera Sans" fo:font-size="8pt" style:font-size-asian="8pt" style:font-size-complex="8pt"/>
    </style:style>
    <style:style style:name="P45" style:family="paragraph" style:parent-style-name="Text_20_body" style:list-style-name="L4">
      <style:paragraph-properties>
        <style:tab-stops/>
      </style:paragraph-properties>
      <style:text-properties style:font-name="Bitstream Vera Sans" fo:font-size="8pt" style:font-size-asian="8pt" style:font-size-complex="8pt"/>
    </style:style>
    <style:style style:name="P46" style:family="paragraph" style:parent-style-name="Text_20_body" style:list-style-name="L3">
      <style:text-properties style:font-name="Bitstream Vera Sans" fo:font-size="8pt" style:font-size-asian="8pt" style:font-size-complex="8pt"/>
    </style:style>
    <style:style style:name="P47" style:family="paragraph" style:parent-style-name="Text_20_body" style:list-style-name="L4">
      <style:text-properties style:font-name="Bitstream Vera Sans" fo:font-size="8pt" style:font-size-asian="8pt" style:font-size-complex="8pt"/>
    </style:style>
    <style:style style:name="P48"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9"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50"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51"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52"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fo:font-style="normal" style:text-underline-style="none" style:font-size-asian="9pt" style:font-style-asian="normal" style:font-size-complex="9pt" style:font-style-complex="normal"/>
    </style:style>
    <style:style style:name="P53" style:family="paragraph" style:parent-style-name="Heading_20_1">
      <style:text-properties style:font-name="Bitstream Vera Sans" fo:font-size="9pt" style:font-size-asian="9pt" style:font-size-complex="9pt"/>
    </style:style>
    <style:style style:name="P54" style:family="paragraph" style:parent-style-name="Heading_20_1">
      <style:paragraph-properties fo:break-before="page"/>
      <style:text-properties style:font-name="Bitstream Vera Sans" fo:font-size="9pt" style:font-size-asian="9pt" style:font-size-complex="9pt"/>
    </style:style>
    <style:style style:name="P55" style:family="paragraph" style:parent-style-name="Heading_20_1">
      <style:paragraph-properties fo:margin-top="0.1665in" fo:margin-bottom="0.0835in" fo:keep-with-next="always"/>
      <style:text-properties style:font-name="Bitstream Vera Sans" fo:font-size="9pt" style:font-name-asian="Arial Unicode MS" style:font-size-asian="9pt" style:font-name-complex="Tahoma" style:font-size-complex="9pt"/>
    </style:style>
    <style:style style:name="P56" style:family="paragraph" style:parent-style-name="Heading_20_1">
      <style:paragraph-properties fo:margin-top="0.1665in" fo:margin-bottom="0.0835in" fo:break-before="page"/>
      <style:text-properties style:font-name="Bitstream Vera Sans" fo:font-size="9pt" style:font-name-asian="Arial Unicode MS" style:font-size-asian="9pt" style:font-name-complex="Tahoma" style:font-size-complex="9pt"/>
    </style:style>
    <style:style style:name="T1" style:family="text">
      <style:text-properties style:font-name="Bitstream Vera Sans"/>
    </style:style>
    <style:style style:name="T2" style:family="text">
      <style:text-properties style:font-name="Bitstream Vera Sans" fo:font-size="9pt" style:font-size-asian="9pt" style:font-size-complex="9pt"/>
    </style:style>
    <style:style style:name="T3" style:family="text">
      <style:text-properties style:font-name="Bitstream Vera Sans" fo:font-size="9pt" fo:font-style="italic" style:font-size-asian="9pt" style:font-style-asian="italic" style:font-size-complex="9pt" style:font-style-complex="italic"/>
    </style:style>
    <style:style style:name="T4" style:family="text">
      <style:text-properties style:font-name="Courier New"/>
    </style:style>
    <style:style style:name="T5" style:family="text">
      <style:text-properties style:font-name="Courier New" fo:font-style="normal" style:font-style-asian="normal" style:font-style-complex="normal"/>
    </style:style>
    <style:style style:name="T6" style:family="text">
      <style:text-properties style:font-name="Courier New" fo:font-size="9pt" style:font-size-asian="9pt" style:font-size-complex="9pt"/>
    </style:style>
    <style:style style:name="T7" style:family="text">
      <style:text-properties style:font-name="Courier New" fo:font-size="9pt" fo:font-style="italic" style:font-size-asian="9pt" style:font-style-asian="italic" style:font-size-complex="9pt" style:font-style-complex="italic"/>
    </style:style>
    <style:style style:name="T8" style:family="text">
      <style:text-properties style:font-name="Courier New" style:text-underline-style="none"/>
    </style:style>
    <style:style style:name="T9" style:family="text">
      <style:text-properties fo:font-style="italic" style:font-style-asian="italic" style:font-style-complex="italic"/>
    </style:style>
    <style:style style:name="T10" style:family="text">
      <style:text-properties fo:font-size="6pt" style:font-size-asian="6pt" style:font-size-complex="6pt"/>
    </style:style>
    <style:style style:name="T11" style:family="text">
      <style:text-properties fo:font-size="8pt" style:font-size-asian="8pt" style:font-size-complex="8pt"/>
    </style:style>
    <style:style style:name="T12" style:family="text">
      <style:text-properties fo:font-size="8pt" fo:font-weight="normal" style:font-size-asian="8pt" style:font-weight-asian="normal" style:font-size-complex="8pt" style:font-weight-complex="normal"/>
    </style:style>
    <style:style style:name="T13" style:family="text">
      <style:text-properties fo:font-weight="normal" style:font-weight-asian="normal" style:font-weight-complex="normal"/>
    </style:style>
    <style:style style:name="T14" style:family="text">
      <style:text-properties style:text-underline-style="none"/>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8"/>
      <text:p text:style-name="P8"/>
      <text:p text:style-name="P8"/>
      <text:h text:style-name="P53" text:outline-level="1">What the What?</text:h>
      <text:p text:style-name="P9">Assembling build environments for C projects – especially with automated unit tests – is a pain. Whether it's Make or Rake or Premake or what-have-you, set up with an all-purpose build environment tool is tedious and requires considerable glue code to pull together the necessary tools and libraries. Ceedling allows you to generate an entire test and build environment for a C project from a single YAML configuration file. Ceedling is written in Ruby and works with the Rake build tool plus other goodness like unit testing frameworks for C. Ceedling and its complementary tools can support the tiniest of embedded processors, the beefiest 64 bit power houses available, and everything in between.</text:p>
      <text:p text:style-name="P9">For a build project including unit tests and using the default toolchain gcc, the configuration file could be as simple as this:</text:p>
      <text:p text:style-name="P24">:project:</text:p>
      <text:p text:style-name="P24"><text:s text:c="2"/>:build_root: project/build/</text:p>
      <text:p text:style-name="P24"><text:s text:c="2"/>:release_build: TRUE</text:p>
      <text:p text:style-name="P24"/>
      <text:p text:style-name="P24">:paths:</text:p>
      <text:p text:style-name="P24"><text:s text:c="2"/>:test:</text:p>
      <text:p text:style-name="P24"><text:s text:c="4"/>- tests/**</text:p>
      <text:p text:style-name="P24"><text:s text:c="2"/>:source:</text:p>
      <text:p text:style-name="P24"><text:s text:c="4"/>- source/**</text:p>
      <text:p text:style-name="P23"/>
      <text:p text:style-name="P9">From the command line, to build the release version of your project, you would simply run <text:span text:style-name="T5">rake release</text:span>. To run all your unit tests, you would run <text:span text:style-name="T5">rake test:all</text:span>. That's it!</text:p>
      <text:p text:style-name="P9">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s. A facility for plugins also allows you to extend Ceedling's capabilities for needs such as custom code metrics reporting and coverage testing.</text:p>
      <text:h text:style-name="P53" text:outline-level="1">What's with this Name?</text:h>
      <text:p text:style-name="Text_20_body"><text:span text:style-name="T2">Glad you asked. Ceedling is tailored for unit tested C projects and is built upon / around Rake (Rake is a Make replacement implemented in the Ruby scripting language). So, we've got C, our Rake, and the fertile soil of a <text:s/>build environment in which to grow and tend your project and its unit tests. Ta da – </text:span><text:span text:style-name="T3">Ceedling</text:span><text:span text:style-name="T2">.</text:span></text:p>
      <text:h text:style-name="P53" text:outline-level="1">What Do You Mean “tailored for unit tested C projects”?</text:h>
      <text:p text:style-name="Text_20_body"><text:span text:style-name="T2">Well, we like to write unit tests for our C code to make it lean and mean (that whole </text:span><text:a xlink:type="simple" xlink:href="http://en.wikipedia.org/wiki/Test-driven_development"><text:span text:style-name="T2">Test-Driven Development</text:span></text:a><text:span text:style-name="T2"> thing). Along the way, this style of writing C code spawned two tools to make the job easier: a unit test framework for C called </text:span><text:span text:style-name="T3">Unity</text:span><text:span text:style-name="T2"> and a </text:span><text:span text:style-name="T2">mocking library</text:span><text:span text:style-name="T2"> called </text:span><text:span text:style-name="T3">CMock</text:span><text:span text:style-name="T2">. And, though it's not directly related to testing, a C framework for exception handling called </text:span><text:span text:style-name="T3">CException</text:span><text:span text:style-name="T2"> also came along.</text:span></text:p>
      <text:p text:style-name="P9">These tools and frameworks are great, but they require quite a bit of environment support to pull them all together in a convenient, usable fashion. We started off with Rakefiles to assemble everything. These ended up being quite complicated and had to be hand-edited or created anew for each new project. Ceedling replaces all that tedium and rework with a configuration file that ties everything together.</text:p>
      <text:p text:style-name="P9">Though Ceedling is tailored for unit testing, it can also go right ahead and build your final binary release artifact for you as well. Or, Ceedling and your tests can live alongside your existing release build setup.</text:p>
      <text:h text:style-name="P54" text:outline-level="1">Hold on. Back up. Ruby? Rake? YAML? Unity? CMock? CException?</text:h>
      <text:p text:style-name="P9">Seem overwhelming? It's not bad at all, and for the benefits tests bring us, it's all worth it.</text:p>
      <text:p text:style-name="P9"><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9"><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also run Ruby code in your Rakefile).</text:p>
      <text:p text:style-name="P9"><text:a xlink:type="simple" xlink:href="http://en.wikipedia.org/wiki/Yaml">YAML</text:a> is a “human friendly data serialization standard for all programming languages.” It's kinda like a markup language, but don't call it that.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9"><text:a xlink:type="simple" xlink:href="http://embunity.sourceforge.net/">Unity</text:a> is a <text:a xlink:type="simple" xlink:href="http://en.wikipedia.org/wiki/Unit_testing">unit test framework</text:a> for C. It provides facilities for test assertions, executing tests, and collecting / reporting test results. It consists of a single C source file and two C header files. Unity derives its name from its implementation in a single source file and from the nature of its implementation – Unity will build in any C toolchain and is configurable for even the very minimalist of processors.</text:p>
      <text:p text:style-name="P9"><text:a xlink:type="simple" xlink:href="http://cmock.sourceforge.net/">CMock</text:a> is a tool written in Ruby able to generate entire <text:a xlink:type="simple" xlink:href="http://en.wikipedia.org/wiki/Mock_object">mock functions</text:a> in C code from a given C header file. Mock functions are invaluable in <text:a xlink:type="simple" xlink:href="http://martinfowler.com/articles/mocksArentStubs.html">interaction-based unit testing</text:a>. CMock's generated C code uses Unity.</text:p>
      <text:p text:style-name="Text_20_body"><text:a xlink:type="simple" xlink:href="http://cexception.sourceforge.net/"><text:span text:style-name="T2">CException</text:span></text:a><text:span text:style-name="T2"> is a C source and header file that provide a simple </text:span><text:a xlink:type="simple" xlink:href="http://en.wikipedia.org/wiki/Exception_handling"><text:span text:style-name="T2">exception mechanism</text:span></text:a><text:span text:style-name="T2"> for C by way of wrapping up the </text:span><text:a xlink:type="simple" xlink:href="http://en.wikipedia.org/wiki/Setjmp.h"><text:span text:style-name="T2">setjmp / longjmp</text:span></text:a><text:span text:style-name="T2"> standard library calls. Exceptions are a much cleaner and preferable alternative to managing and passing error codes up your return call trace.</text:span></text:p>
      <text:p text:style-name="P25">Notes:</text:p>
      <text:list xml:id="list1947650989" text:style-name="L1">
        <text:list-item>
          <text:p text:style-name="P49">YAML support is included with Ruby – requires no special installation or configuration.</text:p>
        </text:list-item>
        <text:list-item>
          <text:p text:style-name="P49">Unity, CMock, and CException are bundled with Ceedling, and Ceedling is designed to glue them all together for your project as seamlessly as possible.</text:p>
        </text:list-item>
      </text:list>
      <text:h text:style-name="P53" text:outline-level="1"/>
      <text:h text:style-name="P54" text:outline-level="1">Installation &amp; Setup: What Exactly Do I Need to Get Started?</text:h>
      <text:p text:style-name="P9">Installation and setup requires a handful of steps. From scratch:</text:p>
      <text:list xml:id="list719441602" text:style-name="L2">
        <text:list-item>
          <text:p text:style-name="P40"><text:a xlink:type="simple" xlink:href="http://www.ruby-lang.org/en/downloads/">Download and install Ruby</text:a></text:p>
        </text:list-item>
        <text:list-item>
          <text:p text:style-name="P40">Use Ruby's command line gem package manager to install Rake: <text:span text:style-name="T4">gem install rake</text:span></text:p>
        </text:list-item>
        <text:list-item>
          <text:p text:style-name="P40">Grab the Ceedling package and place it in your file system<text:line-break/>(it already contains Unity, CMock, and CException)</text:p>
        </text:list-item>
        <text:list-item>
          <text:p text:style-name="P40">Create an empty build directory for your project<text:line-break/>(Ceedling will fill out the directory structure below the build root when executed)</text:p>
        </text:list-item>
        <text:list-item>
          <text:p text:style-name="P40">Create a simple Rakefile (<text:span text:style-name="T4">rakefile.rb</text:span>) that contains a load call to Ceedling on your file system and a default task (tasks available to tie to <text:span text:style-name="T4">default</text:span> are listed in the next section):<text:line-break/><text:span text:style-name="T4">load '&lt;path&gt;/ceedling/lib/rakefile.rb'<text:line-break/><text:line-break/>task :default =&gt; ['test:all', :release] # ex. run all tests &amp; build release artifact<text:line-break/> <text:s text:c="4"/># namespaced tasks must be quoted<text:line-break/> <text:s text:c="4"/># top-level tasks are Ruby symbols denoted by a leading ':'</text:span></text:p>
        </text:list-item>
        <text:list-item>
          <text:p text:style-name="P40">Create your project YAML file (more on this later in this document). <text:span text:style-name="T4">project.yml</text:span> is the default file name Ceedling recognizes in the working directory from which Rake is run (Rake is the tool we actually use to take advantage of what Ceedling provides).</text:p>
        </text:list-item>
      </text:list>
      <text:p text:style-name="P29">Notes:</text:p>
      <text:list xml:id="list2041978035" text:continue-list="list1947650989" text:style-name="L1">
        <text:list-item>
          <text:p text:style-name="P50">Steps 1-3 are a one time affair for your local environment. When steps 1-3 are completed once, only steps 4-6 are needed for each new project.</text:p>
        </text:list-item>
        <text:list-item>
          <text:p text:style-name="P50">See the sample starter project for a working setup. When steps 1-3 are complete and assuming you have gcc in your path (Ceedling's default toolchain), you will only need to edit the path within the sample Rakefile (see step 5 above) to yield a working, albeit simple, project. The default task need not be defined, but it's not a bad idea to do so.</text:p>
        </text:list-item>
        <text:list-item>
          <text:p text:style-name="P50">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item>
          <text:p text:style-name="P41">To use a project file name other than the default <text:span text:style-name="T4">project.yml</text:span> or place the project file in a directory other than the one in which you'll run Rake, create an environment variable <text:span text:style-name="T4">CEEDLING_MAIN_PROJECT_FILE</text:span> with your desired project file path.</text:p>
        </text:list-item>
        <text:list-item>
          <text:p text:style-name="P44"><text:span text:style-name="T16">To better understand Rake conventions, Rake execution, and Rakefiles, consult the </text:span><text:a xlink:type="simple" xlink:href="http://rubyrake.org/"><text:span text:style-name="T16">Rake tutorial, examples, and user guide</text:span></text:a><text:span text:style-name="T16">.</text:span></text:p>
        </text:list-item>
      </text:list>
      <text:h text:style-name="P54" text:outline-level="1">Now What? How Do I Make It GO?</text:h>
      <text:p text:style-name="P14">We're getting a little ahead of ourselves here, but it's good context on how to drive this bus. Everything is done via the command line. We'll cover conventions and how to actually configure your project in later sections.</text:p>
      <text:p text:style-name="P14">To run tests, build your release artifact, etc., you will be interacting with Rake on the command line. Ceedling works with Rake to present you with named tasks that coordinate the file generation and build steps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7">rake <text:span text:style-name="T9">[no arguments]</text:span></text:p>
          </table:table-cell>
          <table:table-cell table:style-name="Table1.B2" office:value-type="string">
            <text:p text:style-name="P1">Run the default Rake task (conveniently recognized by the name <text:span text:style-name="T4">default</text:span> by Rake). Neither Rake nor Ceedling provide a default task. Rake will abort if run without arguments when no default task is defined. You can conveniently define a default task in the Rakefile discussed in the preceding setup &amp; installation section of this document.</text:p>
          </table:table-cell>
        </table:table-row>
        <table:table-row>
          <table:table-cell table:style-name="Table1.A2" office:value-type="string">
            <text:p text:style-name="P7">rake -T</text:p>
          </table:table-cell>
          <table:table-cell table:style-name="Table1.B2" office:value-type="string">
            <text:p text:style-name="P1">List all available Rake tasks with descriptions (Rake tasks without descriptions are not listed). <text:span text:style-name="T4">-T</text:span> is a command line switch for Rake and not the same as tasks that follow.</text:p>
          </table:table-cell>
        </table:table-row>
        <table:table-row>
          <table:table-cell table:style-name="Table1.A2" office:value-type="string">
            <text:p text:style-name="P7">rake &lt;tasks...&gt; --trace</text:p>
          </table:table-cell>
          <table:table-cell table:style-name="Table1.B2" office:value-type="string">
            <text:p text:style-name="P1">For advanced users troubleshooting a confusing build error, debug Ceedling or a plugin, <text:span text:style-name="T4">--trace</text:span> provides a stack trace of dependencies walked during task execution and any Ruby failures along the way. Note that <text:span text:style-name="T4">--trace</text:span> is a command line switch for Rake and is not the same as tasks that follow.</text:p>
          </table:table-cell>
        </table:table-row>
        <table:table-row>
          <table:table-cell table:style-name="Table1.A2" office:value-type="string">
            <text:p text:style-name="P7">rake paths:*</text:p>
          </table:table-cell>
          <table:table-cell table:style-name="Table1.B2" office:value-type="string">
            <text:p text:style-name="P1">List all paths collected from [:paths] entries in your YAML config file where * is the name of any section contained in [:paths]. This task is helpful in verifying the expansion of path wildcards / globs specified in the [:paths] section of your config file.</text:p>
          </table:table-cell>
        </table:table-row>
        <table:table-row>
          <table:table-cell table:style-name="Table1.A2" office:value-type="string">
            <text:p text:style-name="P7">rake files:assembly<text:line-break/>rake files:header<text:line-break/>rake files:source<text:line-break/>rake files:test</text:p>
          </table:table-cell>
          <table:table-cell table:style-name="Table1.B2" office:value-type="string">
            <text:p text:style-name="P1">List all files and file counts collected from the relevant search paths specified by the [:paths] entries of your YAML config file. The <text:span text:style-name="T4">files:assembly</text:span> task will only be available if assembly support is enabled in the [:release_build] section of your configuration file.</text:p>
          </table:table-cell>
        </table:table-row>
        <table:table-row>
          <table:table-cell table:style-name="Table1.A2" office:value-type="string">
            <text:p text:style-name="P7">rake options:*</text:p>
          </table:table-cell>
          <table:table-cell table:style-name="Table1.B2" office:value-type="string">
            <text:p text:style-name="P1">Load and merge configuration settings into the main project configuration. Each task is named after a *.yml file found in the configured options directory. See documentation for the configuration setting [:project][:options_path] and for options files in advanced topics.</text:p>
          </table:table-cell>
        </table:table-row>
        <table:table-row>
          <table:table-cell table:style-name="Table1.A2" office:value-type="string">
            <text:p text:style-name="P7">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7">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7">rake test:*</text:p>
          </table:table-cell>
          <table:table-cell table:style-name="Table1.B2" office:value-type="string">
            <text:p text:style-name="P1">Execute the named test file or the named source file that has an accompanying test. No path.<text:line-break/>Examples: <text:span text:style-name="T4">rake test:foo.c</text:span> or <text:span text:style-name="T4">rake test:test_foo.c</text:span></text:p>
          </table:table-cell>
        </table:table-row>
        <table:table-row>
          <table:table-cell table:style-name="Table1.A2" office:value-type="string">
            <text:p text:style-name="P7">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7">rake release:compile:*</text:p>
          </table:table-cell>
          <table:table-cell table:style-name="Table1.B2" office:value-type="string">
            <text:p text:style-name="P1">Sometimes you just need to compile a single file dagnabit. Example: <text:span text:style-name="T4">rake release:compile:foo.c</text:span></text:p>
          </table:table-cell>
        </table:table-row>
        <table:table-row>
          <table:table-cell table:style-name="Table1.A2" office:value-type="string">
            <text:p text:style-name="P7">rake release:assemble:*</text:p>
          </table:table-cell>
          <table:table-cell table:style-name="Table1.B2" office:value-type="string">
            <text:p text:style-name="P1">Sometimes you just need to assemble a single file doggonit. Example: <text:span text:style-name="T4">rake release:assemble:foo.s</text:span></text:p>
          </table:table-cell>
        </table:table-row>
        <table:table-row>
          <table:table-cell table:style-name="Table1.A2" office:value-type="string">
            <text:p text:style-name="P7">rake logging &lt;tasks...&gt;</text:p>
          </table:table-cell>
          <table:table-cell table:style-name="Table1.B2" office:value-type="string">
            <text:p text:style-name="P1">Enable logging to <text:span text:style-name="T4">&lt;build path&gt;/logs.</text:span> Must come before test and release tasks to log their steps and output. Log names are a concatenation of project, user, and option files loaded. User and option files are documented in the advanced topics section of this document.</text:p>
          </table:table-cell>
        </table:table-row>
        <table:table-row>
          <table:table-cell table:style-name="Table1.A2" office:value-type="string">
            <text:p text:style-name="P7">rake verbosity[x] &lt;tasks...&gt;</text:p>
          </table:table-cell>
          <table:table-cell table:style-name="Table1.B2" office:value-type="string">
            <text:p text:style-name="P1">Change the default verbosity level. [x] ranges from 0 (quiet) to 4 (obnoxious). Level [3] is the default. The verbosity task must precede all tasks in the command line list for which output is desired to be seen. Verbosity settings are generally most meaningful in conjunction with test and release tasks.</text:p>
          </table:table-cell>
        </table:table-row>
        <table:table-row>
          <table:table-cell table:style-name="Table1.A2" office:value-type="string">
            <text:p text:style-name="P7">rake clean</text:p>
          </table:table-cell>
          <table:table-cell table:style-name="Table1.B2" office:value-type="string">
            <text:p text:style-name="P1">Deletes all toolchain binary artifacts (object files, executables), test results, and any temporary files. Clean produces no output at the command line unless verbosity has been set to an appreciable level.</text:p>
          </table:table-cell>
        </table:table-row>
        <table:table-row>
          <table:table-cell table:style-name="Table1.A2" office:value-type="string">
            <text:p text:style-name="P7">rake clobber</text:p>
          </table:table-cell>
          <table:table-cell table:style-name="Table1.B2" office:value-type="string">
            <text:p text:style-name="P1">Extends clean task's behavior to also remove generated files: test runners, mocks, preprocessor output. Clobber produces no output at the command line unless verbosity has been set to an appreciable level.</text:p>
          </table:table-cell>
        </table:table-row>
      </table:table>
      <text:p text:style-name="P14"/>
      <text:p text:style-name="P14">To better understand Rake conventions, Rake execution, and Rakefiles, consult the <text:a xlink:type="simple" xlink:href="http://rubyrake.org/">Rake tutorial, examples, and user guide</text:a>.</text:p>
      <text:p text:style-name="P14">Individual test and release file tasks are not listed in <text:span text:style-name="T4">-T</text:span> output. Because so many files may be present it's unwieldy to list them all.</text:p>
      <text:p text:style-name="P14">Multiple rake tasks can be executed at the command line (order is executed as provided). For example,<text:line-break/><text:span text:style-name="T4">rake clobber test:all release</text:span> will removed all generated files; build and run all tests; and then build all source – in that order. If any Rake task fails along the way, execution halts before the next task.</text:p>
      <text:p text:style-name="P14">The <text:span text:style-name="T4">clobber</text:span> task removes certain build directories in the course of deleting generated files. In general, it's best not to add to source control any Ceedling generated directories below the root of your top-level build directory. That is, leave anything Ceedling &amp; its accompanying tools generate out of source control (but go ahead and add the top-level build directory that holds all that stuff). Also, since Ceedling is pretty smart about what it rebuilds and regenerates, you needn't clobber often.</text:p>
      <text:h text:style-name="P55" text:outline-level="1"/>
      <text:h text:style-name="P54" text:outline-level="1">Important Conventions</text:h>
      <text:h text:style-name="P38" text:outline-level="2">Directory Structure, Filenames &amp; Extensions</text:h>
      <text:p text:style-name="P9">Much of Ceedling's functionality is driven by collecting files matching certain patterns inside the paths it's configured to search. See the documentation for the [:extensions] section of your configuration file (found later in this document) to configure the file extensions Ceedling uses to match and collect files. Test file naming is covered later in this section.</text:p>
      <text:p text:style-name="P9">Test files and source files must be segregated by directories. Any directory structure will do. Tests can be held in subdirectories within source directories, or tests and source directories can be wholly separated at the top of your project's directory tree.</text:p>
      <text:h text:style-name="P38" text:outline-level="2">Search Path Order</text:h>
      <text:p text:style-name="P9">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9">This convention only holds when Ceedling is using its default tool configurations and / or when tests are involved. If you define your own tools in the configuration file (see the [:tools] section documented later in this here document), you have complete control over what directories are searched and in what order. Further, test and support directories are only searched when appropriate. That is, when running a release build, test and support directories are not used at all.</text:p>
      <text:h text:style-name="P38" text:outline-level="2">Source Files &amp; Binary Release Artifacts</text:h>
      <text:p text:style-name="P9">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 See the configuration options and defaults in the documentation for the [:extensions] sections of your configuration file (found later in this document).</text:p>
      <text:h text:style-name="P38" text:outline-level="2">Test Files &amp; Executable Test Fixtures</text:h>
      <text:p text:style-name="P9">Ceedling builds each individual test file with its accompanying source file(s) into a single, monolithic test fixture executable. Test files are recognized by a naming convention: a (configurable) prefix such as “<text:span text:style-name="T4">test_</text:span>” in the file name with the same file extension as used by your C source files. See the configuration options and defaults in the documentation for the [:project] and [:extensions] sections of your configuration file (found later in this document). Depending on your configuration options, Ceedling can recognize a variety of test file naming patterns in your test search paths. For example: <text:span text:style-name="T4">test_some_super_functionality.c</text:span>, <text:span text:style-name="T4">TestYourSourceFile.cc</text:span>, or <text:span text:style-name="T4">testing_MyAwesomeCode.C</text:span> could each be valid test file names. Note, however, that Ceedling can recognize only one test file naming convention per project.</text:p>
      <text:p text:style-name="P9">Ceedling knows what files to compile and link into each individual test executable by way of the #include list contained in each test file. Any C source files in the configured search directories that correspond to the header files included in a test file will be compiled and linked into the resulting test fixture executable. From this same #include list, Ceedling knows which files to mock and compile and link into the test executable (if you use mocks in your tests). That was a lot of clauses and information in a very few sentences; the example that follows in a bit will make it clearer.</text:p>
      <text:p text:style-name="Text_20_body"><text:span text:style-name="T2">By naming your test functions according to convention, Ceedling will extract and collect into a runner C file calls to all your test case functions. This runner file handles all the execution minutiae so that your test file can be quite simple and so that you never forget to wire up a test function to be executed. In this generated runner lives the </text:span><text:span text:style-name="T6">main()</text:span><text:span text:style-name="T2"> entry point for the resulting test executable. There are no configuration options for the naming convention of your test case functions. A test case function signature must have these three elements: void return, void parameter list, and the function name prepended with lowercase “</text:span><text:span text:style-name="T6">test</text:span><text:span text:style-name="T2">”. In other words, a test function signature should look like this: </text:span><text:span text:style-name="T6">void test</text:span><text:span text:style-name="T7">[any name you like]</text:span><text:span text:style-name="T6">(void)</text:span><text:span text:style-name="T2">.</text:span></text:p>
      <text:p text:style-name="P9">A commented sample test file follows on the next page. Also, see the sample project contained in the Ceedling documentation bundle.</text:p>
      <text:p text:style-name="P26">// test_foo.c -----------------------------------------------</text:p>
      <text:p text:style-name="P21">#include “unity.h” <text:s text:c="4"/>// compile/link in Unity test framework</text:p>
      <text:p text:style-name="P21">#include “types.h” <text:s text:c="4"/>// header file with no *.c file –- no compilation/linking</text:p>
      <text:p text:style-name="P21">#include “foo.h” <text:s text:c="6"/>// source file foo.c under test</text:p>
      <text:p text:style-name="P21">#include “mock_bar.h” <text:s/>// bar.h will be found and mocked as mock_bar.c + compiled/linked in;</text:p>
      <text:p text:style-name="P21"><text:s text:c="23"/>// foo.c includes bar.h and uses functions declared in it</text:p>
      <text:p text:style-name="P21">#include “mock_baz.h” <text:s/>// baz.h will be found and mocked as mock_baz.c + compiled/linked in</text:p>
      <text:p text:style-name="P21"><text:s text:c="23"/>// foo.c includes baz.h and uses functions declared in it</text:p>
      <text:p text:style-name="P21"/>
      <text:p text:style-name="P21"/>
      <text:p text:style-name="P21">void setUp(void) {} <text:s text:c="3"/>// every test file requires this function;</text:p>
      <text:p text:style-name="P21"><text:s text:c="23"/>// setUp() is called by the generated runner before each test case function</text:p>
      <text:p text:style-name="P21"/>
      <text:p text:style-name="P21">void tearDown(void) {} // every test file requires this function;</text:p>
      <text:p text:style-name="P21"><text:s text:c="23"/>// tearDown() is called by the generated runner before each test case function</text:p>
      <text:p text:style-name="P21"/>
      <text:p text:style-name="P21">// a test case function</text:p>
      <text:p text:style-name="P21">void test_Foo_Function1_should_Call_Bar_AndGrill(void)</text:p>
      <text:p text:style-name="P21">{</text:p>
      <text:p text:style-name="P21"><text:s text:c="4"/>Bar_AndGrill_Expect(); <text:s text:c="19"/>// setup function from mock_bar.c that instructs our</text:p>
      <text:p text:style-name="P21"><text:s text:c="46"/>// framework to expect Bar_AndGrill() to be called once</text:p>
      <text:p text:style-name="P21"><text:s text:c="4"/>TEST_ASSERT_EQUAL(0xFF, Foo_Function1()); // assertion provided by Unity</text:p>
      <text:p text:style-name="P21"><text:s text:c="46"/>// Foo_Function1() calls Bar_AndGrill() &amp; returns a byte</text:p>
      <text:p text:style-name="P21">}</text:p>
      <text:p text:style-name="P21"/>
      <text:p text:style-name="P21">// another test case function</text:p>
      <text:p text:style-name="P21">void test_Foo_Function2_should_Call_Baz_Tec(void)</text:p>
      <text:p text:style-name="P21">{</text:p>
      <text:p text:style-name="P21"><text:s text:c="4"/>Baz_Tec_ExpectAnd_Return(1); <text:s text:c="6"/>// setup function provided by mock_baz.c that instructs our</text:p>
      <text:p text:style-name="P21"><text:s text:c="39"/>// framework to expect Baz_Tec() to be called once and return 1</text:p>
      <text:p text:style-name="P21"><text:s text:c="4"/>TEST_ASSERT_TRUE(Foo_Function2()); // assertion provided by Unity</text:p>
      <text:p text:style-name="P21">}</text:p>
      <text:p text:style-name="P21"/>
      <text:p text:style-name="P21">// end of test_foo.c ----------------------------------------</text:p>
      <text:p text:style-name="P21"/>
      <text:p text:style-name="Text_20_body"><text:span text:style-name="T2">From the test file specified above Ceedling will generate </text:span><text:span text:style-name="T6">test_foo_runner.c</text:span><text:span text:style-name="T2">; this runner file will contain </text:span><text:span text:style-name="T6">main()</text:span><text:span text:style-name="T2"> and call both of the example test case functions.</text:span></text:p>
      <text:p text:style-name="Text_20_body"><text:span text:style-name="T2">The final test executable will be </text:span><text:span text:style-name="T6">test_foo.exe</text:span><text:span text:style-name="T2"> (for Windows machines or </text:span><text:span text:style-name="T6">test_foo.out</text:span><text:span text:style-name="T2"> for *nix systems – depending on default or configured file extensions). Based on the #include list above, the test executable will be the output of the linker having processed </text:span><text:span text:style-name="T6">unity.o</text:span><text:span text:style-name="T2">, </text:span><text:span text:style-name="T6">foo.o</text:span><text:span text:style-name="T2">, </text:span><text:span text:style-name="T6">mock_bar.o</text:span><text:span text:style-name="T2">, </text:span><text:span text:style-name="T6">mock_baz.o</text:span><text:span text:style-name="T2">, </text:span><text:span text:style-name="T6">test_foo.o</text:span><text:span text:style-name="T2">, and </text:span><text:span text:style-name="T6">test_foo_runner.o</text:span><text:span text:style-name="T2">.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9">For more on the assertions and mocks shown, consult the documentation for Unity and CMock.</text:p>
      <text:h text:style-name="P56" text:outline-level="1">The Magic of Dependency Tracking</text:h>
      <text:p text:style-name="P9">Ceedling is pretty smart in using Rake to build up your project's dependencies. This means that Ceedling automagically rebuilds all the appropriate files in your project when necessary: when your configuration changes, Ceedling or any of the other tools are updated, or your source or test files change. For instance, if you modify a header file that is mocked, Ceedling will ensure that the mock is regenerated and all tests that use that mock are rebuilt and re-run when you initiate a relevant testing task. When you see things rebuilding, it's for a good reason. Ceedling attempts to regenerate and rebuild only what's needed for a given execution of a task. In the case of large projects, assembling dependencies and acting upon them can cause some delay in executing tasks.</text:p>
      <text:p text:style-name="P9">With one exception, the trigger to rebuild or regenerate a file is always a disparity in timestamps between a target file and its source – if an input file is newer than its target dependency, the target is rebuilt or regenerated. For example, if the C source file from which an object file is compiled is newer than that object file on disk, recompilation will occur (of course, if no object file exists on disk, compilation will always occur). The one exception to this dependency behavior is specific to your input configuration. Only if your logical configuration changes will a system-wide rebuild occur. Reorganizing your input configuration or otherwise updating its file timestamp without modifying the values within the file will not trigger a rebuild. This behavior handles the various ways in which your input configuration can change (discussed later in this document) without having changed your actual project YAML file.</text:p>
      <text:p text:style-name="P9">Ceedling needs a bit of help to accomplish its magic with deep dependencies. Shallow dependencies are straightforward: a mock is dependent on the header file from which it's generated, a test file is dependent upon the source files it includes (see the preceding conventions section), etc. Ceedling handles these “out of the box.” Deep dependencies are specifically a C-related phenomenon and occur as a consequence of include statements within C source files. Say a source file includes a header file and that header file in turn includes another header file which includes still another header file. A change to the deepest header file should trigger a recompilation of the source file, a relinking of all the object files comprising a test fixture, and a new execution of that test fixture.</text:p>
      <text:p text:style-name="P9">Ceedling can handle deep dependencies but only with the help of a C preprocessor. Ceedling is quite capable, but a full C preprocessor it ain't. Your project can be configured to use a C preprocessor or not. Simple projects or large projects constructed so as to be quite flat in their include structure generally don't need auxiliary dependency preprocessing – and can enjoy the benefits of faster execution. Legacy code, on the other hand, will almost always want to be tested with auxiliary preprocessing enabled. Set up of the C preprocessor is covered in the documentation for the [:project] and [:tools] section of the configuration file (later in this document). Ceedling contains all the configuration necessary to use the gcc preprocessor by default. That is, as long as gcc is in your system search path, auxiliary preprocessing of deep dependencies is available to you by simply enabling it in your project configuration file. </text:p>
      <text:h text:style-name="P53" text:outline-level="1">Ceedling's Build Output</text:h>
      <text:p text:style-name="P9">Ceedling requires a top-level build directory for all the stuff that it, the accompanying test tools, and your toolchain generate. That build directory's location is configured in the [:project] section of your configuration file (discussed later). There can be a ton of generated files. By and large, you can live a full and meaningful life knowing absolutely nothing at all about the files and directories generated below the root build directory.</text:p>
      <text:p text:style-name="P9">As noted already, it's good practice to add your top-level build directory to source control but nothing <text:s/>generated beneath it. You'll spare yourself headache if you let Ceedling delete and regenerate files and directories in a non-versioned corner of your project's filesystem beneath the top-level build directory.</text:p>
      <text:p text:style-name="P9">The <text:span text:style-name="T4">artifacts</text:span> directory is the one and only directory you may want to know about beneath the top-level build directory. The subdirectories beneath <text:span text:style-name="T4">artifacts</text:span> will hold your binary release target output (if your project is configured for release builds) and will serve as the conventional location for plugin output. This directory structure was chosen specifically because it tends to work nicely with Continuous Integration setups that recognize and list build artifacts for retrieval / download.</text:p>
      <text:h text:style-name="P38" text:outline-level="2"/>
      <text:h text:style-name="P39" text:outline-level="2">The Almighty Project Configuration File (in Glorious YAML)</text:h>
      <text:p text:style-name="P14">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1964572904" text:style-name="L3">
        <text:list-item>
          <text:p text:style-name="P46">YAML streams are encoded using the set of printable Unicode characters, either in UTF-8 or UTF-16</text:p>
        </text:list-item>
        <text:list-item>
          <text:p text:style-name="P46">Whitespace indentation is used to denote structure; however tab characters are never allowed as indentation</text:p>
        </text:list-item>
        <text:list-item>
          <text:p text:style-name="P46">Comments begin with the number sign ( # ), can start anywhere on a line, and continue until the end of the line unless enclosed by quotes</text:p>
        </text:list-item>
        <text:list-item>
          <text:p text:style-name="P46">List members are denoted by a leading hyphen ( - ) with one member per line, or enclosed in square brackets ( [ ] ) and separated by comma space ( , <text:s text:c="2"/>)</text:p>
        </text:list-item>
        <text:list-item>
          <text:p text:style-name="P46">Hashes are represented using the colon space ( : <text:s text:c="2"/>) in the form key: value, either one per line or enclosed in curly braces ( { <text:s text:c="2"/>} ) and separated by comma space ( , <text:s text:c="2"/>)</text:p>
        </text:list-item>
        <text:list-item>
          <text:p text:style-name="P46">Strings (scalars) are ordinarily unquoted, but may be enclosed in double-quotes ( " ), or single-quotes ( ' )</text:p>
        </text:list-item>
        <text:list-item>
          <text:p text:style-name="P46">YAML requires that colons and commas used as list separators be followed by a space so that scalar values containing embedded punctuation can generally be represented without needing to be enclosed in quotes</text:p>
        </text:list-item>
        <text:list-item>
          <text:p text:style-name="P46">Repeated nodes are initially denoted by an ampersand ( &amp; ) and thereafter referenced with an asterisk ( * )</text:p>
        </text:list-item>
      </text:list>
      <text:p text:style-name="P14"/>
      <text:p text:style-name="P14">Notes on what follows:</text:p>
      <text:list xml:id="list1658225603" text:style-name="L4">
        <text:list-item>
          <text:p text:style-name="P47">Each of the following sections represent top-level entries in the YAML configuration file.</text:p>
        </text:list-item>
        <text:list-item>
          <text:p text:style-name="P47">Unless explicitly specified in the configuration file, default values are used by Ceedling.</text:p>
        </text:list-item>
        <text:list-item>
          <text:p text:style-name="P47">These three settings, at minimum, must be specified:</text:p>
          <text:list>
            <text:list-item>
              <text:p text:style-name="P47">[:project][:build_root]</text:p>
            </text:list-item>
            <text:list-item>
              <text:p text:style-name="P47">[:paths][:source]</text:p>
            </text:list-item>
            <text:list-item>
              <text:p text:style-name="P47">[:paths][:test]</text:p>
            </text:list-item>
          </text:list>
        </text:list-item>
        <text:list-item>
          <text:p text:style-name="P47">As much as is possible, Ceedling validates your settings in properly formed YAML.</text:p>
        </text:list-item>
        <text:list-item>
          <text:p text:style-name="P47">Improperly formed YAML will cause a Ruby error when the YAML is parsed. This is usually accompanied by a complaint with line and column number pointing into the project file.</text:p>
        </text:list-item>
        <text:list-item>
          <text:p text:style-name="P47">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7">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P14"/>
      <text:p text:style-name="P14"><text:span text:style-name="T15">Let's Be Careful Out There:</text:span> Ceedling performs validation on the values you set in your configuration file (this assumes your YAML is correct and will not fail format parsing, of course). That said, validation is limited to only those settings Ceedling uses and those that can be reasonably validated. Ceedling does not limit what can exist within your configuration file. In this way, you can take full advantage of YAML as well as add sections and values for use in your own custom plugins (documented later). The consequence of this is simple but important. A misspelled configuration section name or value name is unlikely to cause Ceedling any trouble. Ceedling will happily process that section or value and simply use the properly spelled default maintained internally – thus leading to unexpected behavior without warning.</text:p>
      <text:h text:style-name="P38" text:outline-level="2"/>
      <text:h text:style-name="P39" text:outline-level="2">project: <text:span text:style-name="T13">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4">build_root</text:p>
          </table:table-cell>
          <table:table-cell table:style-name="Table2.A2" office:value-type="string">
            <text:p text:style-name="P14">Top level directory into which generated path structure and files are placed. <text:span text:style-name="T9">Note: this is one of the handful of configuration values that must be set.</text:span></text:p>
            <text:p text:style-name="P17">The specified path can be absolute or relative to your working directory. </text:p>
          </table:table-cell>
          <table:table-cell table:style-name="Table2.C2" office:value-type="string">
            <text:p text:style-name="P14">&lt;none&gt;</text:p>
          </table:table-cell>
        </table:table-row>
        <table:table-row>
          <table:table-cell table:style-name="Table2.A2" office:value-type="string">
            <text:p text:style-name="P14">use_exceptions</text:p>
          </table:table-cell>
          <table:table-cell table:style-name="Table2.A2" office:value-type="string">
            <text:p text:style-name="P14">Configures the build environment to make use of CException. Note that if you do not use exceptions, there's no harm in leaving this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mocks</text:p>
          </table:table-cell>
          <table:table-cell table:style-name="Table2.A2" office:value-type="string">
            <text:p text:style-name="P14">Configures the build environment to make use of CMock. Note that if you do not use mocks, there's no harm in leaving this setting as its default value.</text:p>
          </table:table-cell>
          <table:table-cell table:style-name="Table2.C3" office:value-type="boolean" office:boolean-value="true">
            <text:p text:style-name="P14">TRUE</text:p>
          </table:table-cell>
        </table:table-row>
        <table:table-row>
          <table:table-cell table:style-name="Table2.A2" office:value-type="string">
            <text:p text:style-name="P14">use_test_preprocessor</text:p>
          </table:table-cell>
          <table:table-cell table:style-name="Table2.A2" office:value-type="string">
            <text:p text:style-name="P14">This option allows Ceedling to work with test files that contain conditional compilation statements (e.g. #ifdef) and header files you wish to mock that contain conditional preprocessor statements and/or macros.</text:p>
            <text:p text:style-name="P14">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4">With this option enabled, the gcc &amp; cpp tools must exist in an accessible system search path and test runner files are <text:span text:style-name="T9">always</text:span> regenerated.</text:p>
          </table:table-cell>
          <table:table-cell table:style-name="Table2.C3" office:value-type="boolean" office:boolean-value="false">
            <text:p text:style-name="P14">FALSE</text:p>
          </table:table-cell>
        </table:table-row>
        <table:table-row>
          <table:table-cell table:style-name="Table2.A2" office:value-type="string">
            <text:p text:style-name="P14">use_auxiliary_dependencies</text:p>
          </table:table-cell>
          <table:table-cell table:style-name="Table2.A2" office:value-type="string">
            <text:p text:style-name="P14">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4">This is accomplished by using the dependencies discovery mode of gcc. With this option enabled, gcc must exist in an accessible system search path.</text:p>
          </table:table-cell>
          <table:table-cell table:style-name="Table2.C3" office:value-type="boolean" office:boolean-value="false">
            <text:p text:style-name="P14">FALSE</text:p>
          </table:table-cell>
        </table:table-row>
        <table:table-row>
          <table:table-cell table:style-name="Table2.A2" office:value-type="string">
            <text:p text:style-name="P14">test_file_prefix</text:p>
          </table:table-cell>
          <table:table-cell table:style-name="Table2.A2" office:value-type="string">
            <text:p text:style-name="P14">Ceedling collects test files by convention from within the test file search paths. The convention includes a unique name prefix and a file extension matching that of source files.</text:p>
            <text:p text:style-name="P14">Why not simply recognize all files in test directories as test files? By using the given convention, we have greater flexibility in what we do with C files in the test directories.</text:p>
          </table:table-cell>
          <table:table-cell table:style-name="Table2.C2" office:value-type="string">
            <text:p text:style-name="P14">“test_”</text:p>
          </table:table-cell>
        </table:table-row>
        <table:table-row>
          <table:table-cell table:style-name="Table2.A2" office:value-type="string">
            <text:p text:style-name="P14">options_path</text:p>
          </table:table-cell>
          <table:table-cell table:style-name="Table2.A2" office:value-type="string">
            <text:p text:style-name="P14">Just as you may have various build configurations for your source codebase, you may need variations of your project configuration.</text:p>
            <text:p text:style-name="P14">By specifying an options path, Ceedling will search for other project YAML files, make command line tasks available (<text:span text:style-name="T4">rake options:variation</text:span> for a<text:span text:style-name="T4"> variation.yml</text:span> file), and merge the project configuration of these option files in with the main project file at runtime. See advanced topics.</text:p>
            <text:p text:style-name="P14">Note these Rake tasks, like verbosity or logging control, at the command line must come before the test or release task they are meant to modify.</text:p>
          </table:table-cell>
          <table:table-cell table:style-name="Table2.C2" office:value-type="string">
            <text:p text:style-name="P14">&lt;none&gt;</text:p>
          </table:table-cell>
        </table:table-row>
        <table:table-row>
          <table:table-cell table:style-name="Table2.A2" office:value-type="string">
            <text:p text:style-name="P14">release_build</text:p>
          </table:table-cell>
          <table:table-cell table:style-name="Table2.A2" office:value-type="string">
            <text:p text:style-name="P14">When enabled, a <text:span text:style-name="T4">release</text:span> Rake task is exposed. This configuration option requires a corresponding release compiler and linker to be defined (gcc is used as the default).</text:p>
            <text:p text:style-name="P14">More release configuration options are available in the <text:span text:style-name="T4">release_build</text:span> section.</text:p>
          </table:table-cell>
          <table:table-cell table:style-name="Table2.C3" office:value-type="boolean" office:boolean-value="false">
            <text:p text:style-name="P14">FALSE</text:p>
          </table:table-cell>
        </table:table-row>
      </table:table>
      <text:p text:style-name="P27">Example [:project] YAML blurb</text:p>
      <text:p text:style-name="P20">:project:</text:p>
      <text:p text:style-name="P20"><text:s text:c="2"/>:build_root: project_awesome/build</text:p>
      <text:p text:style-name="P20"><text:s text:c="2"/>:use_exceptions: FALSE</text:p>
      <text:p text:style-name="P20"><text:s text:c="2"/>:use_test_preprocessor: TRUE</text:p>
      <text:p text:style-name="P20"><text:s text:c="2"/>:use_auxiliary_dependencies: TRUE</text:p>
      <text:p text:style-name="P20"><text:s text:c="2"/>:release_build: TRUE</text:p>
      <text:h text:style-name="P38" text:outline-level="2">release_build:<text:span text:style-name="T11"> </text:span><text:span text:style-name="T12">configuration of optional release build binary artifact generation</text:span></text:h>
      <text:p text:style-name="P18">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4">output</text:p>
          </table:table-cell>
          <table:table-cell table:style-name="Table3.A2" office:value-type="string">
            <text:p text:style-name="P17">The name of your release build binary artifact to be found in<text:line-break/><text:span text:style-name="T4">&lt;build path&gt;/artifacts/release.</text:span></text:p>
            <text:p text:style-name="P17">Ceedling sets the default artifact file extension to that as is explicitly specified in the [:extensions] section or as is system specific otherwise.</text:p>
          </table:table-cell>
          <table:table-cell table:style-name="Table3.C2" office:value-type="string">
            <text:p text:style-name="P14">project.exe</text:p>
            <text:p text:style-name="P14">or</text:p>
            <text:p text:style-name="P14">project.out</text:p>
          </table:table-cell>
        </table:table-row>
        <table:table-row>
          <table:table-cell table:style-name="Table3.A2" office:value-type="string">
            <text:p text:style-name="P14">use_assembly</text:p>
          </table:table-cell>
          <table:table-cell table:style-name="Table3.A2" office:value-type="string">
            <text:p text:style-name="P17">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4">FALSE</text:p>
          </table:table-cell>
        </table:table-row>
      </table:table>
      <text:p text:style-name="P10"/>
      <text:p text:style-name="P15">Example [:release_build] YAML blurb</text:p>
      <text:p text:style-name="P20">:release_build:</text:p>
      <text:p text:style-name="P20"><text:s text:c="2"/>:output: top_secret.exe</text:p>
      <text:p text:style-name="P20"><text:s text:c="2"/>:use_assembly: TRUE</text:p>
      <text:h text:style-name="P38" text:outline-level="2">paths: <text:span text:style-name="T13">o</text:span><text:span text:style-name="T12">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4">test</text:p>
          </table:table-cell>
          <table:table-cell table:style-name="Table4.A2" office:value-type="string">
            <text:p text:style-name="P17">All C files containing unit test code.</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ource</text:p>
          </table:table-cell>
          <table:table-cell table:style-name="Table4.A2" office:value-type="string">
            <text:p text:style-name="P17">All C files containing release code (code to be tested).</text:p>
            <text:p text:style-name="P16">Note: this is one of the handful of configuration values that must be set.</text:p>
          </table:table-cell>
          <table:table-cell table:style-name="Table4.C2" office:value-type="string">
            <text:p text:style-name="P14">[] <text:span text:style-name="T10">(empty)</text:span></text:p>
          </table:table-cell>
        </table:table-row>
        <table:table-row>
          <table:table-cell table:style-name="Table4.A2" office:value-type="string">
            <text:p text:style-name="P14">support</text:p>
          </table:table-cell>
          <table:table-cell table:style-name="Table4.A2" office:value-type="string">
            <text:p text:style-name="P17">Any C files you might need to aid your unit testing.</text:p>
            <text:p text:style-name="P17">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4">[] <text:span text:style-name="T10">(empty)</text:span></text:p>
          </table:table-cell>
        </table:table-row>
        <table:table-row>
          <table:table-cell table:style-name="Table4.A2" office:value-type="string">
            <text:p text:style-name="P14">include</text:p>
          </table:table-cell>
          <table:table-cell table:style-name="Table4.A2" office:value-type="string">
            <text:p text:style-name="P17">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4">[] <text:span text:style-name="T10">(empty)</text:span></text:p>
          </table:table-cell>
        </table:table-row>
        <table:table-row>
          <table:table-cell table:style-name="Table4.A2" office:value-type="string">
            <text:p text:style-name="P14">test_toolchain_include</text:p>
          </table:table-cell>
          <table:table-cell table:style-name="Table4.A2" office:value-type="string">
            <text:p text:style-name="P17">System header files needed by the test toolchain – should your compiler be unable to find them, finds the wrong system include search path, or you need a creative solution to a tricky technical problem.</text:p>
            <text:p text:style-name="P17">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4">[] <text:span text:style-name="T10">(empty)</text:span></text:p>
          </table:table-cell>
        </table:table-row>
        <table:table-row>
          <table:table-cell table:style-name="Table4.A2" office:value-type="string">
            <text:p text:style-name="P14">release_toolchain_include</text:p>
          </table:table-cell>
          <table:table-cell table:style-name="Table4.A2" office:value-type="string">
            <text:p text:style-name="P17">Same as preceding albeit related to the release toolchain.</text:p>
          </table:table-cell>
          <table:table-cell table:style-name="Table4.C2" office:value-type="string">
            <text:p text:style-name="P14">[] <text:span text:style-name="T10">(empty)</text:span></text:p>
          </table:table-cell>
        </table:table-row>
      </table:table>
      <text:p text:style-name="P9"><text:soft-page-break/>Notes on path grammar within the [:paths] section:</text:p>
      <text:list xml:id="list397439555" text:style-name="L5">
        <text:list-item>
          <text:p text:style-name="P51">The order of the search paths listed in the [:paths] section is preserved when used by an entry in the [:tools] section</text:p>
        </text:list-item>
        <text:list-item>
          <text:p text:style-name="P51">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51">Paths:</text:p>
        </text:list-item>
      </text:list>
      <text:list xml:id="list1734959415" text:style-name="L6">
        <text:list-item>
          <text:p text:style-name="P42">can be absolute or relative</text:p>
        </text:list-item>
        <text:list-item>
          <text:p text:style-name="P42">can be singly explicit – a single fully specified path</text:p>
        </text:list-item>
        <text:list-item>
          <text:p text:style-name="P42">can include a glob operator (more on this below)</text:p>
        </text:list-item>
        <text:list-item>
          <text:p text:style-name="P42">default as an addition to a specific search list (more on this in the examples)</text:p>
        </text:list-item>
        <text:list-item>
          <text:p text:style-name="P42">can act to subtract from a glob included in the path list (more on this in the examples)</text:p>
        </text:list-item>
      </text:list>
      <text:p text:style-name="P9"/>
      <text:p text:style-name="P9"><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9"><text:span text:style-name="T4"><text:s text:c="4"/>*</text:span> All subdirectories of depth 1 below the parent path and including the parent path</text:p>
      <text:p text:style-name="P9"><text:span text:style-name="T4"><text:s text:c="3"/>**</text:span> All subdirectories recursively discovered below the parent path and including the parent path</text:p>
      <text:p text:style-name="P9"><text:span text:style-name="T4"><text:s text:c="4"/>?</text:span> Single alphanumeric character wildcard</text:p>
      <text:p text:style-name="P9"><text:span text:style-name="T4">[x-y]</text:span> Single alphanumeric character as found in the specified range</text:p>
      <text:p text:style-name="P9"><text:span text:style-name="T4">{x,y}</text:span> Single alphanumeric character from the specified list</text:p>
      <text:p text:style-name="P9"/>
      <text:p text:style-name="P15">Example [:paths] YAML blurbs</text:p>
      <text:p text:style-name="P20">:paths:</text:p>
      <text:p text:style-name="P20"><text:s text:c="2"/>:source: <text:s text:c="13"/>#together the following comprise all source search paths</text:p>
      <text:p text:style-name="P20"><text:s text:c="4"/>- project/source/* <text:s/>#expansion yields all subdirectories of depth 1 plus parent directory</text:p>
      <text:p text:style-name="P20"><text:s text:c="4"/>- project/lib <text:s text:c="6"/>#single path</text:p>
      <text:p text:style-name="P20"><text:s text:c="2"/>:test: <text:s text:c="15"/>#all test search paths</text:p>
      <text:p text:style-name="P20"><text:s text:c="4"/>- project/**/test? <text:s/>#expansion yields any subdirectory found anywhere in the project that</text:p>
      <text:p text:style-name="P20"><text:s text:c="24"/>#begins with “test” and contains 5 characters</text:p>
      <text:p text:style-name="P20"/>
      <text:p text:style-name="P20">:paths:</text:p>
      <text:p text:style-name="P20"><text:s text:c="2"/>:source: <text:s text:c="26"/>#all source search paths</text:p>
      <text:p text:style-name="P20"><text:s text:c="4"/>- +:project/source/** <text:s text:c="11"/>#all subdirectories recursively discovered plus parent directory</text:p>
      <text:p text:style-name="P20"><text:s text:c="4"/>- -:project/source/os/generated <text:s/>#subtract os/generated directory from expansion of above glob</text:p>
      <text:p text:style-name="P20"><text:s text:c="37"/>#note that '+:' notation is merely aesthetic; default is to add</text:p>
      <text:p text:style-name="P20"><text:s text:c="2"/>:test: <text:s text:c="28"/>#all test search paths</text:p>
      <text:p text:style-name="P20"><text:s text:c="4"/>- project/test/bootloader <text:s text:c="7"/>#explicit, single search paths (searched in the order specified)</text:p>
      <text:p text:style-name="P20"><text:s text:c="4"/>- project/test/application</text:p>
      <text:p text:style-name="P20"><text:s text:c="4"/>- project/test/utilities</text:p>
      <text:p text:style-name="P9"/>
      <text:p text:style-name="P9">Globs can require trial and error to arrive at your intended results. Use the <text:span text:style-name="T4">rake paths:*</text:span> command line options (documented in preceding section) to verify your settings.</text:p>
      <text:h text:style-name="P39" text:outline-level="2">environment: <text:span text:style-name="T12">inserts environment variables into the shell instance executing configured tools</text:span></text:h>
      <text:p text:style-name="P9">Ceedling creates environment variables from any key / value pairs in the environment section. Keys become an environment variable name in uppercase. The values are strings assigned to those environment variables.</text:p>
      <text:p text:style-name="P9">Ceedling is able to execute inline Ruby string substitution code to set environment variables. This evaluation occurs when the project file is first processed for any environment pair's value string including the Ruby string substitution pattern <text:span text:style-name="T4">#{…}</text:span>. Note that environment value strings that <text:span text:style-name="T9">begin</text:span> with this pattern should always be enclosed in quotes. YAML defaults to processing unquoted text as a string; quoting text is optional. If an environment pair's value string begins with the Ruby string substitution pattern, YAML will interpret the string as a Ruby comment (because of the '#'). Enclosing each environment value string in quotes is a safe practice.</text:p>
      <text:p text:style-name="P9">[:environment] entries are processed in the configured order (later entries can reference earlier entries).</text:p>
      <text:p text:style-name="P15"/>
      <text:p text:style-name="P15">Example [:environment] YAML blurb</text:p>
      <text:p text:style-name="P20">:environment:</text:p>
      <text:p text:style-name="P20"><text:s text:c="2"/>- :license_server: gizmo.intranet <text:s text:c="8"/>#LICENSE_SERVER set with value “gizmo.intranet”</text:p>
      <text:p text:style-name="P20"><text:s text:c="2"/>- :license: “#{`license.exe`}” <text:s text:c="11"/>#LICENSE set to string generated from shelling out to</text:p>
      <text:p text:style-name="P20"><text:s text:c="44"/>#execute license.exe; note use of enclosing quotes</text:p>
      <text:p text:style-name="P20"><text:s text:c="2"/>- :path: Tools/gizmo/bin;#{ENV['PATH']} <text:s text:c="2"/>#ruby code will prepend PATH with gizmo tool path</text:p>
      <text:p text:style-name="P20"><text:s text:c="44"/>#pattern #{…} triggers ruby evaluation string substitution</text:p>
      <text:p text:style-name="P20"><text:s text:c="44"/>#note value string did not require enclosing quotes</text:p>
      <text:p text:style-name="P20"><text:s text:c="2"/>- :logfile: system/logs/thingamabob.log <text:s text:c="2"/>#LOGFILE set with path for a log file</text:p>
      <text:h text:style-name="P38" text:outline-level="2">defines:<text:span text:style-name="T11"> </text:span><text:span text:style-name="T12">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4">test</text:p>
          </table:table-cell>
          <table:table-cell table:style-name="Table5.A2" office:value-type="string">
            <text:p text:style-name="P17">Defines needed for testing. Useful for:</text:p>
            <text:list xml:id="list1572429639" text:style-name="L7">
              <text:list-item>
                <text:p text:style-name="P48">test files containing conditional compilation statements (i.e. tests active in only certain contexts)</text:p>
              </text:list-item>
              <text:list-item>
                <text:p text:style-name="P48">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4">[] <text:span text:style-name="T10">(empty)</text:span></text:p>
          </table:table-cell>
        </table:table-row>
        <table:table-row>
          <table:table-cell table:style-name="Table5.A2" office:value-type="string">
            <text:p text:style-name="P14">test_preprocess</text:p>
          </table:table-cell>
          <table:table-cell table:style-name="Table5.A2" office:value-type="string">
            <text:p text:style-name="P17">If [:project][:use_test_preprocessor] or [:project][:use_auxiliary_dependencies] is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text:p>
          </table:table-cell>
          <table:table-cell table:style-name="Table5.A2" office:value-type="string">
            <text:p text:style-name="P17">Defines needed for the release build binary artifact.</text:p>
          </table:table-cell>
          <table:table-cell table:style-name="Table5.C2" office:value-type="string">
            <text:p text:style-name="P14">[] <text:span text:style-name="T10">(empty)</text:span></text:p>
          </table:table-cell>
        </table:table-row>
        <table:table-row>
          <table:table-cell table:style-name="Table5.A2" office:value-type="string">
            <text:p text:style-name="P14">release_preprocess</text:p>
          </table:table-cell>
          <table:table-cell table:style-name="Table5.A2" office:value-type="string">
            <text:p text:style-name="P17">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4">[] <text:span text:style-name="T10">(empty)</text:span></text:p>
          </table:table-cell>
        </table:table-row>
      </table:table>
      <text:p text:style-name="P10"/>
      <text:p text:style-name="P15">Example [:defines] YAML blurb</text:p>
      <text:p text:style-name="P20">:defines:</text:p>
      <text:p text:style-name="P20"><text:s text:c="2"/>:test:</text:p>
      <text:p text:style-name="P20"><text:s text:c="4"/>- UNIT_TESTING <text:s/>#for select cases in source to allow testing with a changed behavior or interface</text:p>
      <text:p text:style-name="P20"><text:s text:c="4"/>- OFF=0</text:p>
      <text:p text:style-name="P20"><text:s text:c="4"/>- ON=1</text:p>
      <text:p text:style-name="P20"><text:s text:c="4"/>- FEATURE_X=ON</text:p>
      <text:p text:style-name="P20"><text:s text:c="2"/>:source:</text:p>
      <text:p text:style-name="P20"><text:s text:c="4"/>- FEATURE_X=ON</text:p>
      <text:h text:style-name="P38" text:outline-level="2"><text:soft-page-break/>extension:<text:span text:style-name="T11"> </text:span><text:span text:style-name="T12">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4">header</text:p>
          </table:table-cell>
          <table:table-cell table:style-name="Table6.A2" office:value-type="string">
            <text:p text:style-name="P17">C header files</text:p>
          </table:table-cell>
          <table:table-cell table:style-name="Table6.C2" office:value-type="string">
            <text:p text:style-name="P14">.h</text:p>
          </table:table-cell>
        </table:table-row>
        <table:table-row>
          <table:table-cell table:style-name="Table6.A2" office:value-type="string">
            <text:p text:style-name="P14">source</text:p>
          </table:table-cell>
          <table:table-cell table:style-name="Table6.A2" office:value-type="string">
            <text:p text:style-name="P17">C code files (whether source or test files)</text:p>
          </table:table-cell>
          <table:table-cell table:style-name="Table6.C2" office:value-type="string">
            <text:p text:style-name="P14">.c</text:p>
          </table:table-cell>
        </table:table-row>
        <table:table-row>
          <table:table-cell table:style-name="Table6.A2" office:value-type="string">
            <text:p text:style-name="P14">assembly</text:p>
          </table:table-cell>
          <table:table-cell table:style-name="Table6.A2" office:value-type="string">
            <text:p text:style-name="P17">Assembly files (contents wholly assembly instructions)</text:p>
          </table:table-cell>
          <table:table-cell table:style-name="Table6.C2" office:value-type="string">
            <text:p text:style-name="P14">.s</text:p>
          </table:table-cell>
        </table:table-row>
        <table:table-row>
          <table:table-cell table:style-name="Table6.A2" office:value-type="string">
            <text:p text:style-name="P14">object</text:p>
          </table:table-cell>
          <table:table-cell table:style-name="Table6.A2" office:value-type="string">
            <text:p text:style-name="P17">Resulting binary output of C code compiler (and assembler)</text:p>
          </table:table-cell>
          <table:table-cell table:style-name="Table6.C2" office:value-type="string">
            <text:p text:style-name="P14">.o</text:p>
          </table:table-cell>
        </table:table-row>
        <table:table-row>
          <table:table-cell table:style-name="Table6.A2" office:value-type="string">
            <text:p text:style-name="P14">executable</text:p>
          </table:table-cell>
          <table:table-cell table:style-name="Table6.A2" office:value-type="string">
            <text:p text:style-name="P17">Binary executable to be loaded and executed upon target hardware</text:p>
          </table:table-cell>
          <table:table-cell table:style-name="Table6.C2" office:value-type="string">
            <text:p text:style-name="P14">.exe or .out<text:line-break/>(Win or *nix)</text:p>
          </table:table-cell>
        </table:table-row>
        <table:table-row>
          <table:table-cell table:style-name="Table6.A2" office:value-type="string">
            <text:p text:style-name="P14">testpass</text:p>
          </table:table-cell>
          <table:table-cell table:style-name="Table6.A2" office:value-type="string">
            <text:p text:style-name="P17">Test results file (not likely to ever need a new value)</text:p>
          </table:table-cell>
          <table:table-cell table:style-name="Table6.C2" office:value-type="string">
            <text:p text:style-name="P14">.pass</text:p>
          </table:table-cell>
        </table:table-row>
        <table:table-row>
          <table:table-cell table:style-name="Table6.A2" office:value-type="string">
            <text:p text:style-name="P14">testfail</text:p>
          </table:table-cell>
          <table:table-cell table:style-name="Table6.A2" office:value-type="string">
            <text:p text:style-name="P17">Test results file (not likely to ever need a new value)</text:p>
          </table:table-cell>
          <table:table-cell table:style-name="Table6.C2" office:value-type="string">
            <text:p text:style-name="P14">.fail</text:p>
          </table:table-cell>
        </table:table-row>
        <table:table-row>
          <table:table-cell table:style-name="Table6.A2" office:value-type="string">
            <text:p text:style-name="P14">dependencies</text:p>
          </table:table-cell>
          <table:table-cell table:style-name="Table6.A2" office:value-type="string">
            <text:p text:style-name="P17">File containing make-style dependency rules created by gcc preprocessor</text:p>
          </table:table-cell>
          <table:table-cell table:style-name="Table6.C2" office:value-type="string">
            <text:p text:style-name="P14">.d</text:p>
          </table:table-cell>
        </table:table-row>
      </table:table>
      <text:p text:style-name="P10"/>
      <text:p text:style-name="P15">Example [:extension] YAML blurb</text:p>
      <text:p text:style-name="P20">:extension:</text:p>
      <text:p text:style-name="P20"><text:s text:c="2"/>:source: .cc</text:p>
      <text:p text:style-name="P20"><text:s text:c="2"/>:executable: .bin</text:p>
      <text:h text:style-name="P38" text:outline-level="2">cmock:<text:span text:style-name="T11"> </text:span><text:span text:style-name="T12">configure CMock's code generation options and set symbols used to modify CMock's compiled features</text:span></text:h>
      <text:p text:style-name="P12">Ceedling sets values for a subset of CMock settings. All CMock options are available to be set, but only those options set by Ceedling in an automated fashion are documented below. See CMock documentation.</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4">enforce_strict_ordering</text:p>
          </table:table-cell>
          <table:table-cell table:style-name="Table11.A2" office:value-type="string">
            <text:p text:style-name="P17">Tests fail if expected call order is not same as source order</text:p>
          </table:table-cell>
          <table:table-cell table:style-name="Table11.C2" office:value-type="boolean" office:boolean-value="true">
            <text:p text:style-name="P14">TRUE</text:p>
          </table:table-cell>
        </table:table-row>
        <table:table-row>
          <table:table-cell table:style-name="Table11.A2" office:value-type="string">
            <text:p text:style-name="P14">mock_path</text:p>
          </table:table-cell>
          <table:table-cell table:style-name="Table11.A2" office:value-type="string">
            <text:p text:style-name="P17">Path for generated mocks</text:p>
          </table:table-cell>
          <table:table-cell table:style-name="Table11.C3" office:value-type="string">
            <text:p text:style-name="P22">&lt;build path&gt;/tests/mocks</text:p>
          </table:table-cell>
        </table:table-row>
        <table:table-row>
          <table:table-cell table:style-name="Table11.A2" office:value-type="string">
            <text:p text:style-name="P14">defines</text:p>
          </table:table-cell>
          <table:table-cell table:style-name="Table11.A2" office:value-type="string">
            <text:p text:style-name="P17">List of conditional compilation symbols used to configure CMock's compiled features.</text:p>
            <text:p text:style-name="P17">See CMock documentation to understand available options. No symbols must be set unless defaults are inappropriate for your specific environment. All symbols are used only by Ceedling to compile CMock C code; contents of [:defines] are ignored by CMock's Ruby code when instantiated.</text:p>
          </table:table-cell>
          <table:table-cell table:style-name="Table11.C3" office:value-type="string">
            <text:p text:style-name="P14">[] <text:span text:style-name="T10">(empty)</text:span></text:p>
          </table:table-cell>
        </table:table-row>
        <table:table-row>
          <table:table-cell table:style-name="Table11.A2" office:value-type="string">
            <text:p text:style-name="P14">verbosity</text:p>
          </table:table-cell>
          <table:table-cell table:style-name="Table11.C3" table:number-columns-spanned="2" office:value-type="string">
            <text:p text:style-name="P17">If not set, defaults to Ceedling's verbosity level</text:p>
          </table:table-cell>
          <table:covered-table-cell/>
        </table:table-row>
        <table:table-row>
          <table:table-cell table:style-name="Table11.A2" office:value-type="string">
            <text:p text:style-name="P14">plugins</text:p>
          </table:table-cell>
          <table:table-cell table:style-name="Table11.C3" table:number-columns-spanned="2" office:value-type="string">
            <text:p text:style-name="P17">If [:project][:use_exceptions] is enabled, the internal plugins list is pre-populated with 'cexception'.</text:p>
            <text:p text:style-name="P17">Whether or not you have included [:cmock][:plugins] in your configuration file, Ceedling automatically adds 'cexception' to the plugin list if exceptions are enabled. To add to the list Ceedling provides CMock, simply add [:cmock][:plugins] to your configuration and specify your desired additional plugins.</text:p>
          </table:table-cell>
          <table:covered-table-cell/>
        </table:table-row>
        <table:table-row>
          <table:table-cell table:style-name="Table11.A2" office:value-type="string">
            <text:p text:style-name="P14">includes</text:p>
          </table:table-cell>
          <table:table-cell table:style-name="Table11.C3" table:number-columns-spanned="2" office:value-type="string">
            <text:p text:style-name="P17">If [:cmock][:unity_helper] set, pre-populated with unity_helper file name (no path).</text:p>
            <text:p text:style-name="P17">The [:cmock][:includes] list works identically to the plugins list above with regard to adding additional files to be inserted within mocks as #include statements.</text:p>
          </table:table-cell>
          <table:covered-table-cell/>
        </table:table-row>
      </table:table>
      <text:p text:style-name="P9"/>
      <text:p text:style-name="P12">The last four settings above are directly tied to other Ceedling settings; hence, why they are listed and explained here. The first setting above, [:enforce_strict_ordering], defaults to FALSE within CMock. It is set to TRUE by default in Ceedling as our way of encouraging you to use strict ordering. It's a teeny bit more expensive in terms of code generated, test execution time, and complication in deciphering test failures. <text:soft-page-break/>However, it's good practice. And, of course, you can always disable it by overriding the value in the Ceedling YAML configuration file.</text:p>
      <text:h text:style-name="P38" text:outline-level="2">cexception:<text:span text:style-name="T11"> </text:span><text:span text:style-name="T12">configure symbols used to modify CException's compiled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4">defines</text:p>
          </table:table-cell>
          <table:table-cell table:style-name="Table7.A2" office:value-type="string">
            <text:p text:style-name="P17">List of conditional compilation symbols used to configure CException's features in its source and header files.</text:p>
            <text:p text:style-name="P17">See CException documentation to understand available options. No symbols must be set unless the defaults are inappropriate for your specific environment.</text:p>
          </table:table-cell>
          <table:table-cell table:style-name="Table7.C2" office:value-type="string">
            <text:p text:style-name="P14">[] <text:span text:style-name="T10">(empty)</text:span></text:p>
          </table:table-cell>
        </table:table-row>
      </table:table>
      <text:p text:style-name="P6"/>
      <text:h text:style-name="P38" text:outline-level="2">unity:<text:span text:style-name="T11"> </text:span><text:span text:style-name="T12">configure symbols used to modify Unity's compiled features</text:span></text:h>
      <table:table table:name="Table13" table:style-name="Table13">
        <table:table-column table:style-name="Table13.A"/>
        <table:table-column table:style-name="Table13.B"/>
        <table:table-column table:style-name="Table13.C"/>
        <table:table-row>
          <table:table-cell table:style-name="Table13.A1" office:value-type="string">
            <text:p text:style-name="P3">Setting</text:p>
          </table:table-cell>
          <table:table-cell table:style-name="Table13.A1" office:value-type="string">
            <text:p text:style-name="P3">Description</text:p>
          </table:table-cell>
          <table:table-cell table:style-name="Table13.C1" office:value-type="string">
            <text:p text:style-name="P3">Default</text:p>
          </table:table-cell>
        </table:table-row>
        <table:table-row>
          <table:table-cell table:style-name="Table13.A2" office:value-type="string">
            <text:p text:style-name="P14">defines</text:p>
          </table:table-cell>
          <table:table-cell table:style-name="Table13.A2" office:value-type="string">
            <text:p text:style-name="P17">List of conditional compilation symbols used to configure Unity's features in its source and header files.</text:p>
            <text:p text:style-name="P17">See Unity documentation to understand available options. No symbols must be set unless the defaults are inappropriate for your specific environment.</text:p>
          </table:table-cell>
          <table:table-cell table:style-name="Table13.C2" office:value-type="string">
            <text:p text:style-name="P14">[] <text:span text:style-name="T10">(empty)</text:span></text:p>
          </table:table-cell>
        </table:table-row>
      </table:table>
      <text:p text:style-name="P5"/>
      <text:p text:style-name="P9">Notes on Unity configuration:</text:p>
      <text:list xml:id="list896732838" text:continue-list="list397439555" text:style-name="L5">
        <text:list-item>
          <text:p text:style-name="P51"><text:span text:style-name="T15">Verification</text:span> – Ceedling does no verification of your configuration values. In a properly configured setup, your Unity configuration values are processed, collected together with any test define symbols you specify elsewhere, and then passed to your toolchain during test compilation. Unity's conditional compilation statements, your toolchain's preprocessor, and/or your toolchain's compiler will complain appropriately if your specified configuration values are incorrect, incomplete, or incompatible.</text:p>
        </text:list-item>
        <text:list-item>
          <text:p text:style-name="P52"><text:span text:style-name="T15">Routing $stdout</text:span> – Unity defaults to using <text:span text:style-name="T4">putchar()</text:span> in C's standard library to display test results. For more exotic environments than a desktop with a terminal (e.g. running tests directly on a non-PC target), you have options. For example, you could create a routine that transmits a character via RS232 or USB. Once you have that routine, you can replace <text:span text:style-name="T4">putchar()</text:span> calls in Unity by overriding the function-like macro <text:span text:style-name="T4">UNITY_OUTPUT_CHAR</text:span>. Consult your toolchain and shell documentation.</text:p>
        </text:list-item>
      </text:list>
      <text:p text:style-name="P19"/>
      <text:p text:style-name="P15">Example [:unity] YAML blurbs</text:p>
      <text:p text:style-name="P20">:unity: #itty bitty processor &amp; toolchain with limited test execution options</text:p>
      <text:p text:style-name="P20"><text:s text:c="2"/>:defines:</text:p>
      <text:p text:style-name="P20"><text:s text:c="4"/>- UNITY_INT_WIDTH=16 <text:s text:c="10"/>#16 bit processor without support for 32 bit instructions</text:p>
      <text:p text:style-name="P20"><text:s text:c="4"/>- UNITY_EXCLUDE_FLOAT <text:s text:c="9"/>#no floating point unit</text:p>
      <text:p text:style-name="P20"><text:s text:c="8"/>#let's say environment &amp; tools provide no way to run tests on desktop so we gotta go on target</text:p>
      <text:p text:style-name="P20"><text:s text:c="8"/>#replace putchar() with write_usart() via command line specified macro (gcc style)</text:p>
      <text:p text:style-name="P20"><text:s text:c="8"/>#note escaped quotes for our hypothetical shell that doesn't like parens in arguments</text:p>
      <text:p text:style-name="P20"><text:s text:c="8"/>#transformed into -D"UNITY_OUTPUT_CHAR(a)=write_usart(a)" at command line by [:tools] entry</text:p>
      <text:p text:style-name="P20"><text:s text:c="4"/>- "\"UNITY_OUTPUT_CHAR(a)=write_usart(a)\""</text:p>
      <text:p text:style-name="P20"/>
      <text:p text:style-name="P20">:unity: #great big gorilla processor that grunts and scratches</text:p>
      <text:p text:style-name="P20"><text:s text:c="2"/>:defines:</text:p>
      <text:p text:style-name="P20"><text:s text:c="4"/>- UNITY_SUPPORT_64 <text:s text:c="19"/>#big memory, big counters, big registers</text:p>
      <text:p text:style-name="P20"><text:s text:c="4"/>- UNITY_LINE_TYPE=\"unsigned int\" <text:s text:c="3"/>#apparently we're using really long test files,</text:p>
      <text:p text:style-name="P20"><text:s text:c="4"/>- UNITY_COUNTER_TYPE=\"unsigned int\" #and we've got a ton of test cases in those test files</text:p>
      <text:p text:style-name="P20"><text:s text:c="4"/>- UNITY_FLOAT_TYPE=\"double\" <text:s text:c="8"/>#you betcha</text:p>
      <text:p text:style-name="P20"/>
      <text:h text:style-name="P39" text:outline-level="2">tools: <text:span text:style-name="T12">a means for representing command line tools for use under Ceedling's automation framework</text:span></text:h>
      <text:p text:style-name="P9">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4">test_compiler</text:p>
          </table:table-cell>
          <table:table-cell table:style-name="Table8.A2" office:value-type="string">
            <text:p text:style-name="P17">Compiler for test &amp; source-under-test code</text:p>
          </table:table-cell>
          <table:table-cell table:style-name="Table8.C2" office:value-type="string">
            <text:p text:style-name="P14">gcc</text:p>
          </table:table-cell>
        </table:table-row>
        <table:table-row>
          <table:table-cell table:style-name="Table8.A2" office:value-type="string">
            <text:p text:style-name="P14">test_linker</text:p>
          </table:table-cell>
          <table:table-cell table:style-name="Table8.A2" office:value-type="string">
            <text:p text:style-name="P17">Linker to generate test fixture executables</text:p>
          </table:table-cell>
          <table:table-cell table:style-name="Table8.C2" office:value-type="string">
            <text:p text:style-name="P14">gcc</text:p>
          </table:table-cell>
        </table:table-row>
        <table:table-row>
          <table:table-cell table:style-name="Table8.A2" office:value-type="string">
            <text:p text:style-name="P14">test_fixture</text:p>
          </table:table-cell>
          <table:table-cell table:style-name="Table8.A2" office:value-type="string">
            <text:p text:style-name="P17">Executable test fixture</text:p>
          </table:table-cell>
          <table:table-cell table:style-name="Table8.C2" office:value-type="string">
            <text:p text:style-name="P14">${1}</text:p>
          </table:table-cell>
        </table:table-row>
        <table:table-row>
          <table:table-cell table:style-name="Table8.A2" office:value-type="string">
            <text:p text:style-name="P14">test_includes_preprocessor</text:p>
          </table:table-cell>
          <table:table-cell table:style-name="Table8.A2" office:value-type="string">
            <text:p text:style-name="P17">Extractor of #include statements</text:p>
          </table:table-cell>
          <table:table-cell table:style-name="Table8.C2" office:value-type="string">
            <text:p text:style-name="P14">cpp</text:p>
          </table:table-cell>
        </table:table-row>
        <table:table-row>
          <table:table-cell table:style-name="Table8.A2" office:value-type="string">
            <text:p text:style-name="P14">test_file_preprocessor</text:p>
          </table:table-cell>
          <table:table-cell table:style-name="Table8.A2" office:value-type="string">
            <text:p text:style-name="P17">Preprocessor of test files (expanding macros, handling conditional compilation statements)</text:p>
          </table:table-cell>
          <table:table-cell table:style-name="Table8.C2" office:value-type="string">
            <text:p text:style-name="P14">gcc</text:p>
          </table:table-cell>
        </table:table-row>
        <table:table-row>
          <table:table-cell table:style-name="Table8.A2" office:value-type="string">
            <text:p text:style-name="P14">test_dependencies_generator</text:p>
          </table:table-cell>
          <table:table-cell table:style-name="Table8.A2" office:value-type="string">
            <text:p text:style-name="P17">Discovers deep dependencies of test and source-under-test files (for incremental builds)</text:p>
          </table:table-cell>
          <table:table-cell table:style-name="Table8.C2" office:value-type="string">
            <text:p text:style-name="P14">gcc</text:p>
          </table:table-cell>
        </table:table-row>
        <table:table-row>
          <table:table-cell table:style-name="Table8.A2" office:value-type="string">
            <text:p text:style-name="P14">release_compiler</text:p>
          </table:table-cell>
          <table:table-cell table:style-name="Table8.A2" office:value-type="string">
            <text:p text:style-name="P17">Compiler for release source code</text:p>
          </table:table-cell>
          <table:table-cell table:style-name="Table8.C2" office:value-type="string">
            <text:p text:style-name="P14">gcc</text:p>
          </table:table-cell>
        </table:table-row>
        <table:table-row>
          <table:table-cell table:style-name="Table8.A2" office:value-type="string">
            <text:p text:style-name="P14">release_assembler</text:p>
          </table:table-cell>
          <table:table-cell table:style-name="Table8.A2" office:value-type="string">
            <text:p text:style-name="P17">Assembler for release assembly code</text:p>
          </table:table-cell>
          <table:table-cell table:style-name="Table8.C2" office:value-type="string">
            <text:p text:style-name="P14">as</text:p>
          </table:table-cell>
        </table:table-row>
        <table:table-row>
          <table:table-cell table:style-name="Table8.A2" office:value-type="string">
            <text:p text:style-name="P14">release_linker</text:p>
          </table:table-cell>
          <table:table-cell table:style-name="Table8.A2" office:value-type="string">
            <text:p text:style-name="P17">Linker for release source code</text:p>
          </table:table-cell>
          <table:table-cell table:style-name="Table8.C2" office:value-type="string">
            <text:p text:style-name="P14">gcc</text:p>
          </table:table-cell>
        </table:table-row>
        <table:table-row>
          <table:table-cell table:style-name="Table8.A2" office:value-type="string">
            <text:p text:style-name="P14">release_dependencies_generator</text:p>
          </table:table-cell>
          <table:table-cell table:style-name="Table8.A2" office:value-type="string">
            <text:p text:style-name="P17">Discovers deep dependencies of source files (for incremental builds)</text:p>
          </table:table-cell>
          <table:table-cell table:style-name="Table8.C2" office:value-type="string">
            <text:p text:style-name="P14">gcc</text:p>
          </table:table-cell>
        </table:table-row>
      </table:table>
      <text:p text:style-name="P15"/>
      <text:p text:style-name="P9">A Ceedling tool has a handful of essential elements:</text:p>
      <text:list xml:id="list1533683391" text:style-name="L8">
        <text:list-item>
          <text:p text:style-name="P43">[:executable] – command line executable having the form of:</text:p>
          <text:list>
            <text:list-item>
              <text:p text:style-name="P43">a fully specified absolute file path</text:p>
            </text:list-item>
            <text:list-item>
              <text:p text:style-name="P43">a relative file path</text:p>
            </text:list-item>
            <text:list-item>
              <text:p text:style-name="P43">executable file name with no path (but available in a system search path)</text:p>
            </text:list-item>
          </text:list>
        </text:list-item>
        <text:list-item>
          <text:p text:style-name="P43">[:name] – simple name (e.g. “nickname”) of tool beyond its executable name (if not explicitly set then Ceedling will form a name from the tool's YAML entry name)</text:p>
        </text:list-item>
        <text:list-item>
          <text:p text:style-name="P43">[:stderr_redirect] – optional control of capturing $stderr messages<text:line-break/>(defaults to :none if unspecified; currently only meaningfully used in test fixture tools)</text:p>
        </text:list-item>
        <text:list-item>
          <text:p text:style-name="P43">[:arguments] – list of command line arguments and substitutions necessary to cause tool to accomplish useful work</text:p>
        </text:list-item>
      </text:list>
      <text:p text:style-name="P13">Tool Element Runtime Substitution</text:p>
      <text:p text:style-name="P9">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3">Tool Element Runtime Substitution: Inline Ruby Execution</text:p>
      <text:p text:style-name="P9">In-line Ruby execution works similarly to that demonstrated for the [:environment] section except that substitution occurs as the tool is executed and not at the time the configuration file is first scanned.</text:p>
      <text:p text:style-name="P37"><text:span text:style-name="T4">#{…}</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32"><text:span text:style-name="T4">{…}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3">Tool Element Runtime Substitution: Notational Substitution</text:p>
      <text:p text:style-name="P9">A Ceedling tool's other form of dynamic substitution relies on a '$' notation. These '$' operators can exist anywhere in a string and can be decorated in any way needed. To use a literal '$', escape it as '\\$'.</text:p>
      <text:p text:style-name="P9"><text:span text:style-name="T4"><text:s text:c="3"/>$</text:span> Simple substitution for value(s) globally available within the runtime (most often a string or an array).</text:p>
      <text:p text:style-name="P30"><text:span text:style-name="T6">${#}</text:span><text:span text:style-name="T2">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2">executable. For an executable test fixture ${1} is either the binary executable itself (when using a local toolchain such as gcc) or a binary input file given to a simulator in its arguments.</text:span></text:p>
      <text:p text:style-name="P31"/>
      <text:p text:style-name="P31">Example [:tools] YAML blurbs</text:p>
      <text:p text:style-name="P20">:tools:</text:p>
      <text:p text:style-name="P20"><text:s text:c="2"/>:test_compiler:</text:p>
      <text:p text:style-name="P20"><text:s text:c="5"/>:executable: compiler <text:s text:c="13"/>#exists in system search path</text:p>
      <text:p text:style-name="P20"><text:s text:c="5"/>:name: 'acme test compiler'</text:p>
      <text:p text:style-name="P20"><text:s text:c="5"/>:arguments:</text:p>
      <text:p text:style-name="P20"><text:s text:c="8"/>- -I”$”: COLLECTION_PATHS_TEST_TOOLCHAIN_INCLUDE <text:s text:c="14"/>#expands to -I search paths</text:p>
      <text:p text:style-name="P20"><text:s text:c="8"/>- -I”$”: COLLECTION_PATHS_TEST_SUPPORT_SOURCE_INCLUDE_VENDOR <text:s text:c="2"/>#expands to -I search paths</text:p>
      <text:p text:style-name="P20"><text:s text:c="8"/>- -D$: COLLECTION_TEST_DEFINES <text:s/>#expands to all -D defined symbols</text:p>
      <text:p text:style-name="P20"><text:s text:c="8"/>- --network-license <text:s text:c="12"/>#simple command line argument</text:p>
      <text:p text:style-name="P20"><text:s text:c="8"/>- -optimize-level 4 <text:s text:c="12"/>#simple command line argument</text:p>
      <text:p text:style-name="P20"><text:s text:c="8"/>- “#{`args.exe -m acme.prj`}” <text:s text:c="2"/>#in-line ruby sub to shell out &amp; build string of arguments</text:p>
      <text:p text:style-name="P20"><text:s text:c="8"/>- -c ${1} <text:s text:c="22"/>#source code input file (Ruby method call param list sub)</text:p>
      <text:p text:style-name="P20"><text:s text:c="8"/>- -o ${2} <text:s text:c="22"/>#object file output (Ruby method call param list sub)</text:p>
      <text:p text:style-name="P20"><text:s text:c="2"/>:test_linker:</text:p>
      <text:p text:style-name="P20"><text:s text:c="5"/>:executable: /programs/acme/bin/linker.exe <text:s text:c="3"/>#absolute file path</text:p>
      <text:p text:style-name="P20"><text:s text:c="5"/>:name: 'acme test linker'</text:p>
      <text:p text:style-name="P20"><text:s text:c="5"/>:arguments:</text:p>
      <text:p text:style-name="P20"><text:s text:c="8"/>- ${1} <text:s text:c="14"/>#list of object files to link (Ruby method call param list sub)</text:p>
      <text:p text:style-name="P20"><text:s text:c="8"/>- -l$-lib: <text:s text:c="10"/>#inline yaml array substitution to link in foo-lib and bar-lib</text:p>
      <text:p text:style-name="P20"><text:s text:c="11"/>- foo</text:p>
      <text:p text:style-name="P20"><text:s text:c="11"/>- bar</text:p>
      <text:p text:style-name="P20"><text:s text:c="8"/>- -o ${2} <text:s text:c="11"/>#executable file output (Ruby method call param list sub)</text:p>
      <text:p text:style-name="P20"><text:s text:c="2"/>:test_fixture:</text:p>
      <text:p text:style-name="P20"><text:s text:c="5"/>:executable: tools/bin/acme_simulator.exe <text:s/>#relative file path to command line simulator</text:p>
      <text:p text:style-name="P20"><text:s text:c="5"/>:name: 'acme test fixture'</text:p>
      <text:p text:style-name="P20"><text:s text:c="5"/>:stderr_redirect: :win <text:s text:c="20"/>#inform Ceedling what model of $stderr capture to use</text:p>
      <text:p text:style-name="P20"><text:s text:c="5"/>:arguments:</text:p>
      <text:p text:style-name="P20"><text:s text:c="8"/>- -mem large <text:s text:c="2"/>#simple command line argument</text:p>
      <text:p text:style-name="P20"><text:s text:c="8"/>- -f “${1}” <text:s text:c="3"/>#binary executable input file to simulator (Ruby method call param list sub)</text:p>
      <text:p text:style-name="P31"><text:soft-page-break/>Resulting command line constructions from preceding example [:tools] YAML blurbs</text:p>
      <text:p text:style-name="P34">&gt; compiler -I”/usr/include” -I”project/tests” -I”project/tests/support” -I”project/source” -I”project/include” -DTEST -DLONG_NAMES –network-license -optimize-level 4 arg-foo arg-bar arg-baz -c project/source/source.c -o build/tests/out/source.o</text:p>
      <text:p text:style-name="P36">[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5"/>
      <text:p text:style-name="P33"><text:span text:style-name="T14">&gt; \</text:span><text:span text:style-name="T8">programs\acme\bin\linker.exe</text:span><text:span text:style-name="T14"> thing.o unity.o test_thing_runner.o test_thing.o mock_foo.o mock_bar.o -lfoo-lib -lbar-lib -o build\tests\out\test_thing.exe</text:span></text:p>
      <text:p text:style-name="P36">[note: in this scenario ${1} is an array of all the object files needed to link a test fixture executable]</text:p>
      <text:p text:style-name="P35"/>
      <text:p text:style-name="P33"><text:span text:style-name="T14">&gt; </text:span><text:span text:style-name="T8">tools\bin\acme_simulator.exe</text:span><text:span text:style-name="T14"> -mem large -f ”build\tests\out\test_thing.bin 2&gt;&amp;1”</text:span></text:p>
      <text:p text:style-name="P36">[notes: (1.) :executable could have simply been ${1} – if we were compiling and running native executables instead of cross compiling<text:line-break/>(2.) we're using $stderr redirection to allow us to capture simulator error messages to $stdout for display at the run's conclusion]</text:p>
      <text:p text:style-name="P36"/>
      <text:p text:style-name="P14">Notes:</text:p>
      <text:list xml:id="list656634920" text:continue-list="list1658225603" text:style-name="L4">
        <text:list-item>
          <text:p text:style-name="P47">The upper case names are Ruby global constants that Ceedling builds</text:p>
        </text:list-item>
        <text:list-item>
          <text:p text:style-name="P47">“COLLECTION_” indicates that Ceedling did some work to assemble the list. For instance, expanding path globs, combining multiple path globs into a convenient summation, etc.</text:p>
        </text:list-item>
        <text:list-item>
          <text:p text:style-name="P47">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7">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4">COLLECTION_PATHS_TEST</text:p>
          </table:table-cell>
          <table:table-cell table:style-name="Table9.B2" office:value-type="string">
            <text:p text:style-name="P17">All test paths</text:p>
          </table:table-cell>
        </table:table-row>
        <table:table-row>
          <table:table-cell table:style-name="Table9.A2" office:value-type="string">
            <text:p text:style-name="P14">COLLECTION_PATHS_SOURCE</text:p>
          </table:table-cell>
          <table:table-cell table:style-name="Table9.B2" office:value-type="string">
            <text:p text:style-name="P17">All source paths</text:p>
          </table:table-cell>
        </table:table-row>
        <table:table-row>
          <table:table-cell table:style-name="Table9.A2" office:value-type="string">
            <text:p text:style-name="P14">COLLECTION_PATHS_INCLUDE</text:p>
          </table:table-cell>
          <table:table-cell table:style-name="Table9.B2" office:value-type="string">
            <text:p text:style-name="P17">All include paths</text:p>
          </table:table-cell>
        </table:table-row>
        <table:table-row>
          <table:table-cell table:style-name="Table9.A2" office:value-type="string">
            <text:p text:style-name="P14">COLLECTION_PATHS_SUPPORT</text:p>
          </table:table-cell>
          <table:table-cell table:style-name="Table9.B2" office:value-type="string">
            <text:p text:style-name="P17">All test support paths</text:p>
          </table:table-cell>
        </table:table-row>
        <table:table-row>
          <table:table-cell table:style-name="Table9.A2" office:value-type="string">
            <text:p text:style-name="P14">COLLECTION_PATHS_SOURCE_AND_INCLUDE</text:p>
          </table:table-cell>
          <table:table-cell table:style-name="Table9.B2" office:value-type="string">
            <text:p text:style-name="P17">All source and include paths</text:p>
          </table:table-cell>
        </table:table-row>
        <table:table-row>
          <table:table-cell table:style-name="Table9.A2" office:value-type="string">
            <text:p text:style-name="P14">COLLECTION_PATHS_SOURCE_INCLUDE_VENDOR</text:p>
          </table:table-cell>
          <table:table-cell table:style-name="Table9.B2" office:value-type="string">
            <text:p text:style-name="P17">All source and include paths + applicable vendor paths (e.g.<text:span text:style-name="T1"> CException's source path if exceptio</text:span>ns enabled)</text:p>
          </table:table-cell>
        </table:table-row>
        <table:table-row>
          <table:table-cell table:style-name="Table9.A2" office:value-type="string">
            <text:p text:style-name="P14">COLLECTION_PATHS_TEST_TOOLCHAIN_INCLUDE</text:p>
          </table:table-cell>
          <table:table-cell table:style-name="Table9.B2" office:value-type="string">
            <text:p text:style-name="P17">All test toolchain include paths</text:p>
          </table:table-cell>
        </table:table-row>
        <table:table-row>
          <table:table-cell table:style-name="Table9.A2" office:value-type="string">
            <text:p text:style-name="P14">COLLECTION_PATHS_TEST_SUPPORT_SOURCE_INCLUDE</text:p>
          </table:table-cell>
          <table:table-cell table:style-name="Table9.B2" office:value-type="string">
            <text:p text:style-name="P17">All test, source, and include paths</text:p>
          </table:table-cell>
        </table:table-row>
        <table:table-row>
          <table:table-cell table:style-name="Table9.A2" office:value-type="string">
            <text:p text:style-name="P14">COLLECTION_PATHS_TEST_SUPPORT_SOURCE_INCLUDE_VENDOR</text:p>
          </table:table-cell>
          <table:table-cell table:style-name="Table9.B2" office:value-type="string">
            <text:p text:style-name="P17">All test, source, include, and applicable vendor paths (e.g.<text:span text:style-name="T1"> Unity's source path plus CMock and CException's source paths if mocks and exceptio</text:span>ns are enabled)</text:p>
          </table:table-cell>
        </table:table-row>
        <table:table-row>
          <table:table-cell table:style-name="Table9.A2" office:value-type="string">
            <text:p text:style-name="P14">COLLECTION_PATHS_RELEASE_TOOLCHAIN_INCLUDE</text:p>
          </table:table-cell>
          <table:table-cell table:style-name="Table9.B2" office:value-type="string">
            <text:p text:style-name="P17">All release toolchain include paths</text:p>
          </table:table-cell>
        </table:table-row>
        <table:table-row>
          <table:table-cell table:style-name="Table9.A2" office:value-type="string">
            <text:p text:style-name="P14">COLLECTION_DEFINES_TEST_AND_VENDOR</text:p>
          </table:table-cell>
          <table:table-cell table:style-name="Table9.B2" office:value-type="string">
            <text:p text:style-name="P17">All symbols specified in [:defines][:test] + symbols defined for enabled vendor tools –<text:line-break/>e.g. [:unity][:defines], [:cmock][:defines], and [:cexception][:defines]</text:p>
          </table:table-cell>
        </table:table-row>
        <table:table-row>
          <table:table-cell table:style-name="Table9.A2" office:value-type="string">
            <text:p text:style-name="P14">COLLECTION_DEFINES_RELEASE_AND_VENDOR</text:p>
          </table:table-cell>
          <table:table-cell table:style-name="Table9.B2" office:value-type="string">
            <text:p text:style-name="P17">All symbols specified in [:defines][:release] plus symbols defined by [:cexception][:defines] if exceptions are enabled</text:p>
          </table:table-cell>
        </table:table-row>
      </table:table>
      <text:p text:style-name="P4"/>
      <text:p text:style-name="P14"/>
      <text:p text:style-name="P28">Notes:</text:p>
      <text:list xml:id="list452699807" text:continue-numbering="true" text:style-name="L4">
        <text:list-item>
          <text:p text:style-name="P47">Other collections exist within Ceedling. However, they are only useful for advanced features not yet documented.</text:p>
        </text:list-item>
        <text:list-item>
          <text:p text:style-name="P45">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
      <text:h text:style-name="P38" text:outline-level="2">plugins:<text:span text:style-name="T11"> </text:span><text:span text:style-name="T12">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4">base_path</text:p>
          </table:table-cell>
          <table:table-cell table:style-name="Table10.A2" office:value-type="string">
            <text:p text:style-name="P17">Base path to search for plugin subdirectories</text:p>
          </table:table-cell>
          <table:table-cell table:style-name="Table10.C2" office:value-type="string">
            <text:p text:style-name="P14">&lt;none&gt;</text:p>
          </table:table-cell>
        </table:table-row>
        <table:table-row>
          <table:table-cell table:style-name="Table10.A2" office:value-type="string">
            <text:p text:style-name="P14">enabled</text:p>
          </table:table-cell>
          <table:table-cell table:style-name="Table10.A2" office:value-type="string">
            <text:p text:style-name="P17">List of plugins to be used – a plugin's name is identical to the subdirectory that contains it (and the name of certain files within that subdirectory)</text:p>
          </table:table-cell>
          <table:table-cell table:style-name="Table10.C2" office:value-type="string">
            <text:p text:style-name="P14">[] <text:span text:style-name="T10">(empty)</text:span></text:p>
          </table:table-cell>
        </table:table-row>
      </table:table>
      <text:p text:style-name="P10"/>
      <text:p text:style-name="P11">Plugins can provide a variety of added functionality to Ceedling. In general use, it's assumed that at least one reporting plugin will be used to format test results. However, if no reporting plugins are specified, Ceedling will print to <text:span text:style-name="T4">$stdout</text:span> the (quite readable) raw test results from all test fixtures executed.</text:p>
      <text:p text:style-name="P11"/>
      <text:p text:style-name="P15">Example [:plugins] YAML blurb</text:p>
      <text:p text:style-name="P20">:plugins:</text:p>
      <text:p text:style-name="P20"><text:s text:c="2"/>:base_path: project/tools/ceedling/plugins</text:p>
      <text:p text:style-name="P20"><text:s text:c="2"/>:enabled:</text:p>
      <text:p text:style-name="P20"><text:s text:c="4"/>- stdout_pretty_tests_report <text:s text:c="5"/>#nice test results at your command line</text:p>
      <text:p text:style-name="P20"><text:s text:c="4"/>- our_custom_code_metrics_report <text:s/>#maybe you needed line count and complexity metrics, so you</text:p>
      <text:p text:style-name="P20"><text:s text:c="38"/>#created a plugin to scan all your code and collect that info</text:p>
      <text:p text:style-name="P20"/>
      <table:table table:name="Table12" table:style-name="Table12">
        <table:table-column table:style-name="Table12.A"/>
        <table:table-column table:style-name="Table12.B"/>
        <table:table-row>
          <table:table-cell table:style-name="Table12.A1" office:value-type="string">
            <text:p text:style-name="P3">Provided Plugins</text:p>
          </table:table-cell>
          <table:table-cell table:style-name="Table12.B1" office:value-type="string">
            <text:p text:style-name="P3">Description</text:p>
          </table:table-cell>
        </table:table-row>
        <table:table-row>
          <table:table-cell table:style-name="Table12.A2" office:value-type="string">
            <text:p text:style-name="P14">stdout_pretty_tests_report</text:p>
          </table:table-cell>
          <table:table-cell table:style-name="Table12.B2" office:value-type="string">
            <text:p text:style-name="P17">Prints to <text:span text:style-name="T4">$stdout</text:span> a well-formatted list of ignored and failed tests, final test counts, and any extraneous output (e.g. printf statements or simulator memory errors) collected from executing the test fixtures.</text:p>
          </table:table-cell>
        </table:table-row>
        <table:table-row>
          <table:table-cell table:style-name="Table12.A2" office:value-type="string">
            <text:p text:style-name="P14">stdout_ide_tests_report</text:p>
          </table:table-cell>
          <table:table-cell table:style-name="Table12.B2" office:value-type="string">
            <text:p text:style-name="P17">Prints to <text:span text:style-name="T4">$stdout</text:span> simple test results formatted such that an IDE executing testing-related Rake tasks can recognize file paths and line numbers in your test messages. Thus, you can click a test result and jump to the failure (or ignored test) in your test file.</text:p>
          </table:table-cell>
        </table:table-row>
        <table:table-row>
          <table:table-cell table:style-name="Table12.A2" office:value-type="string">
            <text:p text:style-name="P14">file_xml_tests_report</text:p>
          </table:table-cell>
          <table:table-cell table:style-name="Table12.B2" office:value-type="string">
            <text:p text:style-name="P17">Creates an XML file of test results in the xUnit format (handy for Continuous Integration build servers or as input to other reporting tools). See <text:span text:style-name="T4">readme.txt</text:span> inside the <text:span text:style-name="T4">file_xml_tests_report</text:span> directory for configuration instructions.</text:p>
          </table:table-cell>
        </table:table-row>
        <table:table-row>
          <table:table-cell table:style-name="Table12.A2" office:value-type="string">
            <text:p text:style-name="P14">bullseye</text:p>
          </table:table-cell>
          <table:table-cell table:style-name="Table12.B2" office:value-type="string">
            <text:p text:style-name="P17">Adds additional Rake tasks to execute tests with the commercial code coverage tool provided by Bullseye. See <text:span text:style-name="T4">readme.txt</text:span> inside the <text:span text:style-name="T4">bullseye</text:span> directory for configuration instructions.</text:p>
          </table:table-cell>
        </table:table-row>
      </table:table>
      <text:p text:style-name="Standard"/>
      <text:p text:style-name="Standard"/>
      <text:h text:style-name="P54" text:outline-level="1">Advanced Topics (Coming)</text:h>
      <text:h text:style-name="P38" text:outline-level="2">Modifying Your Configuration without Modifying Your Project File: Option Files &amp; User Files</text:h>
      <text:p text:style-name="P9">Modifying your project file without modifying your project file</text:p>
      <text:h text:style-name="P38" text:outline-level="2">Debugging and/or printf()</text:h>
      <text:p text:style-name="P9">When you gotta get your hands dirty...</text:p>
      <text:h text:style-name="P38" text:outline-level="2">Ceedling Plays Nice with Others – Using Ceedling for Tests Alongside Another Release Build Setup</text:h>
      <text:p text:style-name="P9">You've got options.</text:p>
      <text:h text:style-name="P38" text:outline-level="2">Adding Handy Rake Tasks for Your Project (without Fancy Pants Custom Plugins)</text:h>
      <text:p text:style-name="P9">Simple as snot.</text:p>
      <text:h text:style-name="P38" text:outline-level="2">Working with Non-Desktop Testing Environments</text:h>
      <text:p text:style-name="P9">For those crazy platforms lacking command line simulators and for which cross-compiling on the desktop just ain't gonna get it done.</text:p>
      <text:h text:style-name="P38" text:outline-level="2">Creating Custom Plugins</text:h>
      <text:p text:style-name="P9">Oh boy. This is going to take some explai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9-24T12:08:14</dc:date>
    <dc:language>en-US</dc:language>
    <meta:editing-cycles>432</meta:editing-cycles>
    <meta:editing-duration>PT332H03M29S</meta:editing-duration>
    <meta:print-date>2010-07-09T12:39:39</meta:print-date>
    <meta:document-statistic meta:table-count="13" meta:image-count="1" meta:object-count="0" meta:page-count="19" meta:paragraph-count="583" meta:word-count="9002" meta:character-count="59027"/>
    <meta:user-defined meta:name="Info 1"/>
    <meta:user-defined meta:name="Info 2"/>
    <meta:user-defined meta:name="Info 3"/>
    <meta:user-defined meta:name="Info 4"/>
  </office:meta>
</office:document-meta>
</file>